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Times New Roman" svg:font-family="&quot;Times New Roman&quot;"/>
    <style:font-face style:name="Wingdings" svg:font-family="Wingdings"/>
  </office:font-face-decls>
  <office:automatic-styles>
    <style:style style:name="ce1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" style:family="table-cell" style:parent-style-name="Normal_91208_32_updated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fo:font-size="12pt" style:font-size-asian="12pt" style:font-size-complex="12pt" style:text-underline-style="solid" style:text-underline-type="single"/>
    </style:style>
    <style:style style:name="ce6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Normal_91208_32_updated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9" style:family="table-cell" style:parent-style-name="Normal_91208_32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0" style:family="table-cell" style:parent-style-name="Normal_91208_32_updated" style:data-style-name="N22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1" style:family="table-cell" style:parent-style-name="Normal_91108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Normal_91108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" style:family="table-cell" style:parent-style-name="Normal_91208_32_updated" style:data-style-name="N0">
      <style:table-cell-properties fo:border-top="2pt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Normal_91208_32_updated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Normal_90908_32_updated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Normal_912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Normal_91208_32_updated" style:data-style-name="N0">
      <style:table-cell-properties fo:border-top="none" fo:border-bottom="none" fo:border-left="thin solid #000000" fo:border-right="none" style:vertical-align="automatic" fo:background-color="#FFFFFF"/>
      <style:text-properties style:font-name="Tms Rmn" style:font-name-asian="Tms Rmn" style:font-name-complex="Tms Rmn"/>
    </style:style>
    <style:style style:name="ce18" style:family="table-cell" style:parent-style-name="Normal_91208_32_updated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9" style:family="table-cell" style:parent-style-name="Normal_91208_32_updated" style:data-style-name="N36">
      <style:table-cell-properties fo:border-top="none" fo:border-bottom="none" fo:border-left="thin soli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0" style:family="table-cell" style:parent-style-name="Normal_91208_32_updated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1" style:family="table-cell" style:parent-style-name="Normal_91208_32_updated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2" style:family="table-cell" style:parent-style-name="Normal_91208_32_updated" style:data-style-name="N37">
      <style:table-cell-properties fo:border-top="none" fo:border-bottom="none" fo:border-left="thin soli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3" style:family="table-cell" style:parent-style-name="Normal_91208_32_updated" style:data-style-name="N37">
      <style:table-cell-properties style:vertical-align="automatic" fo:background-color="#FFFFFF"/>
      <style:text-properties style:font-name="Tms Rmn" style:font-name-asian="Tms Rmn" style:font-name-complex="Tms Rmn"/>
    </style:style>
    <style:style style:name="ce24" style:family="table-cell" style:parent-style-name="Normal_91208_32_updated" style:data-style-name="N37">
      <style:table-cell-properties fo:border-top="none" fo:border-bottom="none" fo:border-left="thin solid #000000" fo:border-right="none" style:vertical-align="automatic" fo:background-color="#FFFFFF"/>
      <style:text-properties style:font-name="Tms Rmn" style:font-name-asian="Tms Rmn" style:font-name-complex="Tms Rmn"/>
    </style:style>
    <style:style style:name="ce25" style:family="table-cell" style:parent-style-name="Normal_91208_32_updated" style:data-style-name="N36">
      <style:table-cell-properties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6" style:family="table-cell" style:parent-style-name="Normal_91208_32_updated" style:data-style-name="N36">
      <style:table-cell-properties fo:border-top="none" fo:border-bottom="none" fo:border-left="thin solid #000000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7" style:family="table-cell" style:parent-style-name="Normal_91208_32_updated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8" style:family="table-cell" style:parent-style-name="Normal_91208_32_updated" style:data-style-name="N0">
      <style:table-cell-properties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9" style:family="table-cell" style:parent-style-name="Normal_91208_32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Normal_91208_32_updated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1" style:family="table-cell" style:parent-style-name="Normal_91208_32_updated" style:data-style-name="N36">
      <style:table-cell-properties fo:border-top="none" fo:border-bottom="2pt solid #000000" fo:border-left="thin solid #000000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2" style:family="table-cell" style:parent-style-name="Normal_12101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3" style:family="table-cell" style:parent-style-name="Normal_10307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4" style:family="table-cell" style:parent-style-name="Normal_91108_32_updated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5" style:family="table-cell" style:parent-style-name="Normal_91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6" style:family="table-cell" style:parent-style-name="Normal_911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7" style:family="table-cell" style:parent-style-name="Normal_911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38" style:family="table-cell" style:parent-style-name="Normal_913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39" style:family="table-cell" style:parent-style-name="Normal_12101" style:data-style-name="N0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40" style:family="table-cell" style:parent-style-name="Normal_91108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1" style:family="table-cell" style:parent-style-name="Normal_91308_32_updated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2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text-underline-style="none" style:text-underline-type="none"/>
    </style:style>
    <style:style style:name="ce43" style:family="table-cell" style:parent-style-name="Normal_10307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4" style:family="table-cell" style:parent-style-name="Normal_9-05-98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45" style:family="table-cell" style:parent-style-name="Normal_9-05-98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6" style:family="table-cell" style:parent-style-name="Normal_9-05-98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7" style:family="table-cell" style:parent-style-name="Normal_10307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8" style:family="table-cell" style:parent-style-name="Normal_12101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49" style:family="table-cell" style:parent-style-name="Normal_9-05-98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2.59291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24.7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2.7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911" table:style-name="ta1">
        <table:table-column table:style-name="co1" table:default-cell-style-name="ce2"/>
        <table:table-column table:style-name="co2" table:number-columns-repeated="19" table:default-cell-style-name="ce2"/>
        <table:table-column table:style-name="co3" table:number-columns-repeated="16364" table:default-cell-style-name="ce2"/>
        <table:table-row table:style-name="ro1">
          <table:table-cell office:value-type="string" table:style-name="ce1">
            <text:p>Department for Tranport statistics</text:p>
          </table:table-cell>
          <table:table-cell table:number-columns-repeated="20" table:style-name="ce2"/>
          <table:table-cell table:number-columns-repeated="16363" table:style-name="ce3"/>
        </table:table-row>
        <table:table-row table:style-name="ro1">
          <table:table-cell office:value-type="string" table:style-name="ce4">
            <text:p><text:a xlink:href="http://www.dft.gov.uk/statistics/series/transport-statistics-great-britain">Transport Statistics Great Britain</text:a></text:p>
          </table:table-cell>
          <table:table-cell table:number-columns-repeated="2" table:style-name="ce5"/>
          <table:table-cell table:number-columns-repeated="18" table:style-name="ce2"/>
          <table:table-cell table:number-columns-repeated="16363" table:style-name="ce3"/>
        </table:table-row>
        <table:table-row table:style-name="ro1">
          <table:table-cell table:style-name="ce6"/>
          <table:table-cell table:number-columns-repeated="20" table:style-name="ce2"/>
          <table:table-cell table:number-columns-repeated="16363" table:style-name="ce3"/>
        </table:table-row>
        <table:table-row table:style-name="ro1">
          <table:table-cell office:value-type="string" table:style-name="ce7">
            <text:p>Table TSGB0911</text:p>
          </table:table-cell>
          <table:table-cell table:number-columns-repeated="20" table:style-name="ce2"/>
          <table:table-cell table:number-columns-repeated="16363" table:style-name="ce3"/>
        </table:table-row>
        <table:table-row table:style-name="ro2">
          <table:table-cell office:value-type="string" table:style-name="ce7">
            <text:p>Goods vehicles over 3.5 tonnes testing scheme (HGV Motor vehicles and Trailers<text:span text:style-name="T2">1</text:span>), Great Britain: 1999/00 to 2017/18</text:p>
          </table:table-cell>
          <table:table-cell table:number-columns-repeated="12" table:style-name="ce8"/>
          <table:table-cell table:number-columns-repeated="8" table:style-name="ce2"/>
          <table:table-cell table:number-columns-repeated="16363" table:style-name="ce3"/>
        </table:table-row>
        <table:table-row table:style-name="ro3">
          <table:table-cell table:number-columns-repeated="2" table:style-name="ce9"/>
          <table:table-cell table:style-name="ce10"/>
          <table:table-cell table:number-columns-repeated="8" table:style-name="ce9"/>
          <table:table-cell table:number-columns-repeated="2" table:style-name="ce2"/>
          <table:table-cell table:number-columns-repeated="3" table:style-name="ce11"/>
          <table:table-cell table:number-columns-repeated="3" table:style-name="ce12"/>
          <table:table-cell office:value-type="string" table:style-name="ce12">
            <text:p>Thousands/<text:span text:style-name="T3">percentage</text:span></text:p>
          </table:table-cell>
          <table:table-cell table:style-name="ce2"/>
          <table:table-cell table:number-columns-repeated="16363" table:style-name="ce3"/>
        </table:table-row>
        <table:table-row table:style-name="ro4">
          <table:table-cell office:value-type="string" table:style-name="ce13">
            <text:p>Year</text:p>
          </table:table-cell>
          <table:table-cell office:value-type="string" table:style-name="ce14">
            <text:p>1999/00</text:p>
          </table:table-cell>
          <table:table-cell office:value-type="string" table:style-name="ce14">
            <text:p>2000/01</text:p>
          </table:table-cell>
          <table:table-cell office:value-type="string" table:style-name="ce14">
            <text:p>2001/02<text:span text:style-name="T4">2</text:span></text:p>
          </table:table-cell>
          <table:table-cell office:value-type="string" table:style-name="ce14">
            <text:p>2002/03</text:p>
          </table:table-cell>
          <table:table-cell office:value-type="string" table:style-name="ce14">
            <text:p>2003/04</text:p>
          </table:table-cell>
          <table:table-cell office:value-type="string" table:style-name="ce14">
            <text:p>2004/05</text:p>
          </table:table-cell>
          <table:table-cell office:value-type="string" table:style-name="ce14">
            <text:p>2005/06</text:p>
          </table:table-cell>
          <table:table-cell office:value-type="string" table:style-name="ce14">
            <text:p>2006/07</text:p>
          </table:table-cell>
          <table:table-cell office:value-type="string" table:style-name="ce14">
            <text:p>2007/08</text:p>
          </table:table-cell>
          <table:table-cell office:value-type="string" table:style-name="ce15">
            <text:p>2008/09</text:p>
          </table:table-cell>
          <table:table-cell office:value-type="string" table:style-name="ce15">
            <text:p>2009/10</text:p>
          </table:table-cell>
          <table:table-cell office:value-type="string" table:style-name="ce15">
            <text:p>2010/11</text:p>
          </table:table-cell>
          <table:table-cell office:value-type="string" table:style-name="ce15">
            <text:p>2011/12</text:p>
          </table:table-cell>
          <table:table-cell office:value-type="string" table:style-name="ce15">
            <text:p>2012/13</text:p>
          </table:table-cell>
          <table:table-cell office:value-type="string" table:style-name="ce15">
            <text:p>2013/14</text:p>
          </table:table-cell>
          <table:table-cell office:value-type="string" table:style-name="ce15">
            <text:p>2014/15</text:p>
          </table:table-cell>
          <table:table-cell office:value-type="string" table:style-name="ce15">
            <text:p>2015/16</text:p>
          </table:table-cell>
          <table:table-cell office:value-type="string" table:style-name="ce15">
            <text:p>2016/17</text:p>
          </table:table-cell>
          <table:table-cell office:value-type="string" table:style-name="ce15">
            <text:p>2017/18</text:p>
          </table:table-cell>
          <table:table-cell table:style-name="ce2"/>
          <table:table-cell table:number-columns-repeated="16363" table:style-name="ce3"/>
        </table:table-row>
        <table:table-row table:style-name="ro1">
          <table:table-cell office:value-type="string" table:style-name="ce16">
            <text:p>First tests:</text:p>
          </table:table-cell>
          <table:table-cell table:number-columns-repeated="2" table:style-name="ce8"/>
          <table:table-cell table:style-name="ce17"/>
          <table:table-cell table:number-columns-repeated="2" table:style-name="ce8"/>
          <table:table-cell table:number-columns-repeated="15" table:style-name="ce2"/>
          <table:table-cell table:number-columns-repeated="16363" table:style-name="ce3"/>
        </table:table-row>
        <table:table-row table:style-name="ro1">
          <table:table-cell office:value-type="string" table:style-name="ce16">
            <text:p><text:s text:c="3"/>Passed</text:p>
          </table:table-cell>
          <table:table-cell office:value-type="float" office:value="536.1" table:style-name="ce18">
            <text:p>536.1</text:p>
          </table:table-cell>
          <table:table-cell office:value-type="float" office:value="529.97" table:style-name="ce18">
            <text:p>530.0</text:p>
          </table:table-cell>
          <table:table-cell office:value-type="float" office:value="510.5" table:style-name="ce19">
            <text:p>510.5</text:p>
          </table:table-cell>
          <table:table-cell office:value-type="float" office:value="511.5" table:style-name="ce20">
            <text:p>511.5<text:s/></text:p>
          </table:table-cell>
          <table:table-cell office:value-type="float" office:value="526.9" table:style-name="ce20">
            <text:p>526.9<text:s/></text:p>
          </table:table-cell>
          <table:table-cell office:value-type="float" office:value="538.88900000000001" table:style-name="ce20">
            <text:p>538.9<text:s/></text:p>
          </table:table-cell>
          <table:table-cell office:value-type="float" office:value="556.9" table:style-name="ce21">
            <text:p>556.9<text:s/></text:p>
          </table:table-cell>
          <table:table-cell office:value-type="float" office:value="556.12" table:style-name="ce20">
            <text:p>556.1<text:s/></text:p>
          </table:table-cell>
          <table:table-cell office:value-type="float" office:value="568.11500000000001" table:style-name="ce20">
            <text:p>568.1<text:s/></text:p>
          </table:table-cell>
          <table:table-cell office:value-type="float" office:value="577.98099999999999" table:style-name="ce20">
            <text:p>578.0<text:s/></text:p>
          </table:table-cell>
          <table:table-cell office:value-type="float" office:value="572.1" table:style-name="ce2">
            <text:p>572.1</text:p>
          </table:table-cell>
          <table:table-cell office:value-type="float" office:value="558.01200000000006" table:style-name="ce18">
            <text:p>558.0</text:p>
          </table:table-cell>
          <table:table-cell office:value-type="float" office:value="550.33600000000001" table:style-name="ce18">
            <text:p>550.3</text:p>
          </table:table-cell>
          <table:table-cell office:value-type="float" office:value="546.76" table:style-name="ce18">
            <text:p>546.8</text:p>
          </table:table-cell>
          <table:table-cell office:value-type="float" office:value="550.80799999999999" table:style-name="ce18">
            <text:p>550.8</text:p>
          </table:table-cell>
          <table:table-cell office:value-type="float" office:value="573.32400000000007" table:style-name="ce18">
            <text:p>573.3</text:p>
          </table:table-cell>
          <table:table-cell office:value-type="float" office:value="590.00175360000003" table:style-name="ce18">
            <text:p>590.0</text:p>
          </table:table-cell>
          <table:table-cell office:value-type="float" office:value="610.19500000000005" table:style-name="ce18">
            <text:p>610.2</text:p>
          </table:table-cell>
          <table:table-cell office:value-type="float" office:value="593.21448029999999" table:formula="of:=+[.T11]-[.T10]" table:style-name="ce18">
            <text:p>593.2</text:p>
          </table:table-cell>
          <table:table-cell table:style-name="ce2"/>
          <table:table-cell table:number-columns-repeated="16363" table:style-name="ce3"/>
        </table:table-row>
        <table:table-row table:style-name="ro1">
          <table:table-cell office:value-type="string" table:style-name="ce16">
            <text:p><text:s text:c="3"/>Failed</text:p>
          </table:table-cell>
          <table:table-cell office:value-type="float" office:value="163.1" table:style-name="ce18">
            <text:p>163.1</text:p>
          </table:table-cell>
          <table:table-cell office:value-type="float" office:value="166.4" table:style-name="ce18">
            <text:p>166.4</text:p>
          </table:table-cell>
          <table:table-cell office:value-type="float" office:value="192.1" table:style-name="ce19">
            <text:p>192.1</text:p>
          </table:table-cell>
          <table:table-cell office:value-type="float" office:value="196.6" table:style-name="ce20">
            <text:p>196.6<text:s/></text:p>
          </table:table-cell>
          <table:table-cell office:value-type="float" office:value="182.3" table:style-name="ce20">
            <text:p>182.3<text:s/></text:p>
          </table:table-cell>
          <table:table-cell office:value-type="float" office:value="168.6" table:style-name="ce20">
            <text:p>168.6<text:s/></text:p>
          </table:table-cell>
          <table:table-cell office:value-type="float" office:value="155.07499999999999" table:style-name="ce21">
            <text:p>155.1<text:s/></text:p>
          </table:table-cell>
          <table:table-cell office:value-type="float" office:value="150.589" table:style-name="ce20">
            <text:p>150.6<text:s/></text:p>
          </table:table-cell>
          <table:table-cell office:value-type="float" office:value="135.16499999999999" table:style-name="ce20">
            <text:p>135.2<text:s/></text:p>
          </table:table-cell>
          <table:table-cell office:value-type="float" office:value="119.9" table:style-name="ce20">
            <text:p>119.9<text:s/></text:p>
          </table:table-cell>
          <table:table-cell office:value-type="float" office:value="102.4" table:style-name="ce2">
            <text:p>102.4</text:p>
          </table:table-cell>
          <table:table-cell office:value-type="float" office:value="95.015000000000001" table:style-name="ce18">
            <text:p>95.0</text:p>
          </table:table-cell>
          <table:table-cell office:value-type="float" office:value="87.956000000000003" table:style-name="ce18">
            <text:p>88.0</text:p>
          </table:table-cell>
          <table:table-cell office:value-type="float" office:value="76.683760000000007" table:style-name="ce18">
            <text:p>76.7</text:p>
          </table:table-cell>
          <table:table-cell office:value-type="float" office:value="75.965000000000003" table:style-name="ce18">
            <text:p>76.0</text:p>
          </table:table-cell>
          <table:table-cell office:value-type="float" office:value="70.281000000000006" table:style-name="ce18">
            <text:p>70.3</text:p>
          </table:table-cell>
          <table:table-cell office:value-type="float" office:value="63.812246399999992" table:style-name="ce18">
            <text:p>63.8</text:p>
          </table:table-cell>
          <table:table-cell office:value-type="float" office:value="66.11" table:style-name="ce18">
            <text:p>66.1</text:p>
          </table:table-cell>
          <table:table-cell office:value-type="float" office:value="61.764519700000001" table:formula="of:=(+[.T11]*[.T17])/100" table:style-name="ce18">
            <text:p>61.8</text:p>
          </table:table-cell>
          <table:table-cell table:style-name="ce2"/>
          <table:table-cell table:number-columns-repeated="16363" table:style-name="ce3"/>
        </table:table-row>
        <table:table-row table:style-name="ro1">
          <table:table-cell office:value-type="string" table:style-name="ce16">
            <text:p><text:s text:c="3"/>All</text:p>
          </table:table-cell>
          <table:table-cell office:value-type="float" office:value="699.2" table:style-name="ce18">
            <text:p>699.2</text:p>
          </table:table-cell>
          <table:table-cell office:value-type="float" office:value="696.4" table:style-name="ce18">
            <text:p>696.4</text:p>
          </table:table-cell>
          <table:table-cell office:value-type="float" office:value="702.6" table:style-name="ce19">
            <text:p>702.6</text:p>
          </table:table-cell>
          <table:table-cell office:value-type="float" office:value="708" table:style-name="ce20">
            <text:p>708.0<text:s/></text:p>
          </table:table-cell>
          <table:table-cell office:value-type="float" office:value="709.1" table:style-name="ce20">
            <text:p>709.1<text:s/></text:p>
          </table:table-cell>
          <table:table-cell office:value-type="float" office:value="707.4" table:style-name="ce20">
            <text:p>707.4<text:s/></text:p>
          </table:table-cell>
          <table:table-cell office:value-type="float" office:value="711.89499999999998" table:style-name="ce21">
            <text:p>711.9<text:s/></text:p>
          </table:table-cell>
          <table:table-cell office:value-type="float" office:value="706.70899999999995" table:style-name="ce20">
            <text:p>706.7<text:s/></text:p>
          </table:table-cell>
          <table:table-cell office:value-type="float" office:value="703.28" table:style-name="ce20">
            <text:p>703.3<text:s/></text:p>
          </table:table-cell>
          <table:table-cell office:value-type="float" office:value="697.88099999999997" table:style-name="ce20">
            <text:p>697.9<text:s/></text:p>
          </table:table-cell>
          <table:table-cell office:value-type="float" office:value="674.5" table:style-name="ce2">
            <text:p>674.5</text:p>
          </table:table-cell>
          <table:table-cell office:value-type="float" office:value="653.02700000000004" table:style-name="ce18">
            <text:p>653.0</text:p>
          </table:table-cell>
          <table:table-cell office:value-type="float" office:value="638.29200000000003" table:formula="of:=+[.N10]+[.N9]" table:style-name="ce18">
            <text:p>638.3</text:p>
          </table:table-cell>
          <table:table-cell office:value-type="float" office:value="623.44500000000005" table:style-name="ce18">
            <text:p>623.4</text:p>
          </table:table-cell>
          <table:table-cell office:value-type="float" office:value="626.77300000000002" table:style-name="ce18">
            <text:p>626.8</text:p>
          </table:table-cell>
          <table:table-cell office:value-type="float" office:value="643.60500000000002" table:style-name="ce18">
            <text:p>643.6</text:p>
          </table:table-cell>
          <table:table-cell office:value-type="float" office:value="653.81399999999996" table:style-name="ce18">
            <text:p>653.8</text:p>
          </table:table-cell>
          <table:table-cell office:value-type="float" office:value="676.30499999999995" table:style-name="ce18">
            <text:p>676.3</text:p>
          </table:table-cell>
          <table:table-cell office:value-type="float" office:value="654.97900000000004" table:style-name="ce18">
            <text:p>655.0</text:p>
          </table:table-cell>
          <table:table-cell table:style-name="ce2"/>
          <table:table-cell table:number-columns-repeated="16363" table:style-name="ce3"/>
        </table:table-row>
        <table:table-row table:style-name="ro5">
          <table:table-cell office:value-type="string" table:style-name="ce16">
            <text:p>Re-tests:</text:p>
          </table:table-cell>
          <table:table-cell table:number-columns-repeated="2" table:style-name="ce18"/>
          <table:table-cell table:style-name="ce22"/>
          <table:table-cell table:number-columns-repeated="3" table:style-name="ce20"/>
          <table:table-cell table:style-name="ce21"/>
          <table:table-cell table:number-columns-repeated="3" table:style-name="ce20"/>
          <table:table-cell table:number-columns-repeated="10" table:style-name="ce2"/>
          <table:table-cell table:number-columns-repeated="16363" table:style-name="ce3"/>
        </table:table-row>
        <table:table-row table:style-name="ro1">
          <table:table-cell office:value-type="string" table:style-name="ce16">
            <text:p><text:s text:c="3"/>Passed</text:p>
          </table:table-cell>
          <table:table-cell office:value-type="float" office:value="150.69999999999999" table:style-name="ce18">
            <text:p>150.7</text:p>
          </table:table-cell>
          <table:table-cell office:value-type="float" office:value="153.9" table:style-name="ce18">
            <text:p>153.9</text:p>
          </table:table-cell>
          <table:table-cell office:value-type="float" office:value="179.1" table:style-name="ce19">
            <text:p>179.1</text:p>
          </table:table-cell>
          <table:table-cell office:value-type="float" office:value="182.7" table:style-name="ce20">
            <text:p>182.7<text:s/></text:p>
          </table:table-cell>
          <table:table-cell office:value-type="float" office:value="169.5" table:style-name="ce20">
            <text:p>169.5<text:s/></text:p>
          </table:table-cell>
          <table:table-cell office:value-type="float" office:value="147.982" table:style-name="ce20">
            <text:p>148.0<text:s/></text:p>
          </table:table-cell>
          <table:table-cell office:value-type="float" office:value="127.87800000000001" table:style-name="ce21">
            <text:p>127.9<text:s/></text:p>
          </table:table-cell>
          <table:table-cell office:value-type="float" office:value="121.495" table:style-name="ce20">
            <text:p>121.5<text:s/></text:p>
          </table:table-cell>
          <table:table-cell office:value-type="float" office:value="125.52" table:style-name="ce20">
            <text:p>125.5<text:s/></text:p>
          </table:table-cell>
          <table:table-cell office:value-type="float" office:value="111.92399999999999" table:style-name="ce20">
            <text:p>111.9<text:s/></text:p>
          </table:table-cell>
          <table:table-cell office:value-type="float" office:value="96" table:style-name="ce18">
            <text:p>96.0</text:p>
          </table:table-cell>
          <table:table-cell office:value-type="float" office:value="89.071150799999998" table:style-name="ce18">
            <text:p>89.1</text:p>
          </table:table-cell>
          <table:table-cell office:value-type="float" office:value="82.433999999999997" table:style-name="ce18">
            <text:p>82.4</text:p>
          </table:table-cell>
          <table:table-cell office:value-type="float" office:value="71.8" table:style-name="ce18">
            <text:p>71.8</text:p>
          </table:table-cell>
          <table:table-cell office:value-type="float" office:value="71.174999999999997" table:style-name="ce18">
            <text:p>71.2</text:p>
          </table:table-cell>
          <table:table-cell office:value-type="float" office:value="65.770869999999988" table:style-name="ce18">
            <text:p>65.8</text:p>
          </table:table-cell>
          <table:table-cell office:value-type="float" office:value="59.752327200000003" table:style-name="ce18">
            <text:p>59.8</text:p>
          </table:table-cell>
          <table:table-cell office:value-type="float" office:value="60.497999999999998" table:style-name="ce18">
            <text:p>60.5</text:p>
          </table:table-cell>
          <table:table-cell office:value-type="float" office:value="57.163282799999998" table:formula="of:=+[.T15]-[.T14]" table:style-name="ce18">
            <text:p>57.2</text:p>
          </table:table-cell>
          <table:table-cell table:style-name="ce18"/>
          <table:table-cell table:number-columns-repeated="16363" table:style-name="ce3"/>
        </table:table-row>
        <table:table-row table:style-name="ro1">
          <table:table-cell office:value-type="string" table:style-name="ce16">
            <text:p><text:s text:c="3"/>Failed</text:p>
          </table:table-cell>
          <table:table-cell office:value-type="float" office:value="23.7" table:style-name="ce18">
            <text:p>23.7</text:p>
          </table:table-cell>
          <table:table-cell office:value-type="float" office:value="24.4" table:style-name="ce18">
            <text:p>24.4</text:p>
          </table:table-cell>
          <table:table-cell office:value-type="float" office:value="31.5" table:style-name="ce19">
            <text:p>31.5</text:p>
          </table:table-cell>
          <table:table-cell office:value-type="float" office:value="29.9" table:style-name="ce20">
            <text:p>29.9<text:s/></text:p>
          </table:table-cell>
          <table:table-cell office:value-type="float" office:value="25.8" table:style-name="ce20">
            <text:p>25.8<text:s/></text:p>
          </table:table-cell>
          <table:table-cell office:value-type="float" office:value="23.9" table:style-name="ce20">
            <text:p>23.9<text:s/></text:p>
          </table:table-cell>
          <table:table-cell office:value-type="float" office:value="20.521999999999998" table:style-name="ce21">
            <text:p>20.5<text:s/></text:p>
          </table:table-cell>
          <table:table-cell office:value-type="float" office:value="18.513000000000002" table:style-name="ce20">
            <text:p>18.5<text:s/></text:p>
          </table:table-cell>
          <table:table-cell office:value-type="float" office:value="15.3" table:style-name="ce20">
            <text:p>15.3<text:s/></text:p>
          </table:table-cell>
          <table:table-cell office:value-type="float" office:value="13.9" table:style-name="ce20">
            <text:p>13.9<text:s/></text:p>
          </table:table-cell>
          <table:table-cell office:value-type="float" office:value="11" table:style-name="ce18">
            <text:p>11.0</text:p>
          </table:table-cell>
          <table:table-cell office:value-type="float" office:value="9.5898491999999997" table:style-name="ce18">
            <text:p>9.6</text:p>
          </table:table-cell>
          <table:table-cell office:value-type="float" office:value="8.7230000000000008" table:style-name="ce18">
            <text:p>8.7</text:p>
          </table:table-cell>
          <table:table-cell office:value-type="float" office:value="7.1559999999999997" table:style-name="ce18">
            <text:p>7.2</text:p>
          </table:table-cell>
          <table:table-cell office:value-type="float" office:value="6.5860000000000003" table:style-name="ce18">
            <text:p>6.6</text:p>
          </table:table-cell>
          <table:table-cell office:value-type="float" office:value="5.5641299999999996" table:style-name="ce18">
            <text:p>5.6</text:p>
          </table:table-cell>
          <table:table-cell office:value-type="float" office:value="4.5" table:style-name="ce18">
            <text:p>4.5</text:p>
          </table:table-cell>
          <table:table-cell office:value-type="float" office:value="4.3330000000000002" table:style-name="ce18">
            <text:p>4.3</text:p>
          </table:table-cell>
          <table:table-cell office:value-type="float" office:value="4.0787171999999998" table:formula="of:=(+[.T15]*[.T18])/100" table:style-name="ce18">
            <text:p>4.1</text:p>
          </table:table-cell>
          <table:table-cell table:style-name="ce18"/>
          <table:table-cell table:number-columns-repeated="16363" table:style-name="ce3"/>
        </table:table-row>
        <table:table-row table:style-name="ro1">
          <table:table-cell office:value-type="string" table:style-name="ce16">
            <text:p><text:s text:c="3"/>All</text:p>
          </table:table-cell>
          <table:table-cell office:value-type="float" office:value="174.4" table:style-name="ce18">
            <text:p>174.4</text:p>
          </table:table-cell>
          <table:table-cell office:value-type="float" office:value="178.3" table:style-name="ce18">
            <text:p>178.3</text:p>
          </table:table-cell>
          <table:table-cell office:value-type="float" office:value="210.6" table:style-name="ce19">
            <text:p>210.6</text:p>
          </table:table-cell>
          <table:table-cell office:value-type="float" office:value="212.6" table:style-name="ce20">
            <text:p>212.6<text:s/></text:p>
          </table:table-cell>
          <table:table-cell office:value-type="float" office:value="195.3" table:style-name="ce20">
            <text:p>195.3<text:s/></text:p>
          </table:table-cell>
          <table:table-cell office:value-type="float" office:value="171.88200000000001" table:style-name="ce20">
            <text:p>171.9<text:s/></text:p>
          </table:table-cell>
          <table:table-cell office:value-type="float" office:value="148.4" table:style-name="ce21">
            <text:p>148.4<text:s/></text:p>
          </table:table-cell>
          <table:table-cell office:value-type="float" office:value="140.00800000000001" table:style-name="ce20">
            <text:p>140.0<text:s/></text:p>
          </table:table-cell>
          <table:table-cell office:value-type="float" office:value="140.839" table:style-name="ce20">
            <text:p>140.8<text:s/></text:p>
          </table:table-cell>
          <table:table-cell office:value-type="float" office:value="125.824" table:style-name="ce20">
            <text:p>125.8<text:s/></text:p>
          </table:table-cell>
          <table:table-cell office:value-type="float" office:value="106.9" table:style-name="ce2">
            <text:p>106.9</text:p>
          </table:table-cell>
          <table:table-cell office:value-type="float" office:value="98.661000000000001" table:style-name="ce18">
            <text:p>98.7</text:p>
          </table:table-cell>
          <table:table-cell office:value-type="float" office:value="91.156999999999996" table:formula="of:=+[.N14]+[.N13]" table:style-name="ce18">
            <text:p>91.2</text:p>
          </table:table-cell>
          <table:table-cell office:value-type="float" office:value="78.986999999999995" table:style-name="ce18">
            <text:p>79.0</text:p>
          </table:table-cell>
          <table:table-cell office:value-type="float" office:value="77.760999999999996" table:style-name="ce18">
            <text:p>77.8</text:p>
          </table:table-cell>
          <table:table-cell office:value-type="float" office:value="71.334999999999994" table:style-name="ce18">
            <text:p>71.3</text:p>
          </table:table-cell>
          <table:table-cell office:value-type="float" office:value="64.236000000000004" table:style-name="ce18">
            <text:p>64.2</text:p>
          </table:table-cell>
          <table:table-cell office:value-type="float" office:value="64.8" table:style-name="ce18">
            <text:p>64.8</text:p>
          </table:table-cell>
          <table:table-cell office:value-type="float" office:value="61.241999999999997" table:style-name="ce18">
            <text:p>61.2</text:p>
          </table:table-cell>
          <table:table-cell table:style-name="ce18"/>
          <table:table-cell table:number-columns-repeated="16363" table:style-name="ce3"/>
        </table:table-row>
        <table:table-row table:style-name="ro5">
          <table:table-cell office:value-type="string" table:style-name="ce16">
            <text:p>Percentage failed:</text:p>
          </table:table-cell>
          <table:table-cell table:number-columns-repeated="2" table:style-name="ce23"/>
          <table:table-cell table:style-name="ce24"/>
          <table:table-cell table:style-name="ce23"/>
          <table:table-cell table:number-columns-repeated="2" table:style-name="ce20"/>
          <table:table-cell table:style-name="ce21"/>
          <table:table-cell table:number-columns-repeated="3" table:style-name="ce20"/>
          <table:table-cell table:number-columns-repeated="6" table:style-name="ce2"/>
          <table:table-cell table:style-name="ce18"/>
          <table:table-cell table:number-columns-repeated="3" table:style-name="ce2"/>
          <table:table-cell table:number-columns-repeated="16363" table:style-name="ce3"/>
        </table:table-row>
        <table:table-row table:style-name="ro1">
          <table:table-cell office:value-type="string" table:style-name="ce16">
            <text:p><text:s text:c="3"/>First test</text:p>
          </table:table-cell>
          <table:table-cell office:value-type="float" office:value="23.3" table:style-name="ce25">
            <text:p>23.3</text:p>
          </table:table-cell>
          <table:table-cell office:value-type="float" office:value="23.89" table:style-name="ce25">
            <text:p>23.9</text:p>
          </table:table-cell>
          <table:table-cell office:value-type="float" office:value="27.3" table:style-name="ce26">
            <text:p>27.3</text:p>
          </table:table-cell>
          <table:table-cell office:value-type="float" office:value="27.76" table:style-name="ce25">
            <text:p>27.8</text:p>
          </table:table-cell>
          <table:table-cell office:value-type="float" office:value="25.71" table:style-name="ce25">
            <text:p>25.7</text:p>
          </table:table-cell>
          <table:table-cell office:value-type="float" office:value="23.8" table:style-name="ce25">
            <text:p>23.8</text:p>
          </table:table-cell>
          <table:table-cell office:value-type="float" office:value="21.78" table:style-name="ce27">
            <text:p>21.8</text:p>
          </table:table-cell>
          <table:table-cell office:value-type="float" office:value="21.31" table:style-name="ce25">
            <text:p>21.3</text:p>
          </table:table-cell>
          <table:table-cell office:value-type="float" office:value="19.2" table:style-name="ce25">
            <text:p>19.2</text:p>
          </table:table-cell>
          <table:table-cell office:value-type="float" office:value="17.18" table:style-name="ce25">
            <text:p>17.2</text:p>
          </table:table-cell>
          <table:table-cell office:value-type="float" office:value="15.2" table:style-name="ce28">
            <text:p>15.2</text:p>
          </table:table-cell>
          <table:table-cell office:value-type="float" office:value="14.55" table:style-name="ce25">
            <text:p>14.6</text:p>
          </table:table-cell>
          <table:table-cell office:value-type="float" office:value="13.78" table:style-name="ce25">
            <text:p>13.8</text:p>
          </table:table-cell>
          <table:table-cell office:value-type="float" office:value="12.3" table:style-name="ce25">
            <text:p>12.3</text:p>
          </table:table-cell>
          <table:table-cell office:value-type="float" office:value="12.1" table:style-name="ce25">
            <text:p>12.1</text:p>
          </table:table-cell>
          <table:table-cell office:value-type="float" office:value="10.92" table:style-name="ce25">
            <text:p>10.9</text:p>
          </table:table-cell>
          <table:table-cell office:value-type="float" office:value="9.76" table:style-name="ce25">
            <text:p>9.8</text:p>
          </table:table-cell>
          <table:table-cell office:value-type="float" office:value="9.7799999999999994" table:style-name="ce25">
            <text:p>9.8</text:p>
          </table:table-cell>
          <table:table-cell office:value-type="float" office:value="9.43" table:style-name="ce25">
            <text:p>9.4</text:p>
          </table:table-cell>
          <table:table-cell table:style-name="ce2"/>
          <table:table-cell table:number-columns-repeated="16363" table:style-name="ce3"/>
        </table:table-row>
        <table:table-row table:style-name="ro1">
          <table:table-cell office:value-type="string" table:style-name="ce16">
            <text:p><text:s text:c="3"/>Re-tests</text:p>
          </table:table-cell>
          <table:table-cell office:value-type="float" office:value="13.6" table:style-name="ce25">
            <text:p>13.6</text:p>
          </table:table-cell>
          <table:table-cell office:value-type="float" office:value="13.7" table:style-name="ce25">
            <text:p>13.7</text:p>
          </table:table-cell>
          <table:table-cell office:value-type="float" office:value="15" table:style-name="ce26">
            <text:p>15.0</text:p>
          </table:table-cell>
          <table:table-cell office:value-type="float" office:value="14.1" table:style-name="ce25">
            <text:p>14.1</text:p>
          </table:table-cell>
          <table:table-cell office:value-type="float" office:value="13.21" table:style-name="ce25">
            <text:p>13.2</text:p>
          </table:table-cell>
          <table:table-cell office:value-type="float" office:value="13.9" table:style-name="ce25">
            <text:p>13.9</text:p>
          </table:table-cell>
          <table:table-cell office:value-type="float" office:value="13.83" table:style-name="ce27">
            <text:p>13.8</text:p>
          </table:table-cell>
          <table:table-cell office:value-type="float" office:value="13.22" table:style-name="ce25">
            <text:p>13.2</text:p>
          </table:table-cell>
          <table:table-cell office:value-type="float" office:value="10.86" table:style-name="ce25">
            <text:p>10.9</text:p>
          </table:table-cell>
          <table:table-cell office:value-type="float" office:value="11.04" table:style-name="ce25">
            <text:p>11.0</text:p>
          </table:table-cell>
          <table:table-cell office:value-type="float" office:value="10.3" table:style-name="ce28">
            <text:p>10.3</text:p>
          </table:table-cell>
          <table:table-cell office:value-type="float" office:value="9.7200000000000006" table:style-name="ce25">
            <text:p>9.7</text:p>
          </table:table-cell>
          <table:table-cell office:value-type="float" office:value="9.57" table:style-name="ce25">
            <text:p>9.6</text:p>
          </table:table-cell>
          <table:table-cell office:value-type="float" office:value="9.06" table:style-name="ce25">
            <text:p>9.1</text:p>
          </table:table-cell>
          <table:table-cell office:value-type="float" office:value="8.5" table:style-name="ce25">
            <text:p>8.5</text:p>
          </table:table-cell>
          <table:table-cell office:value-type="float" office:value="7.8" table:style-name="ce25">
            <text:p>7.8</text:p>
          </table:table-cell>
          <table:table-cell office:value-type="float" office:value="6.98" table:style-name="ce25">
            <text:p>7.0</text:p>
          </table:table-cell>
          <table:table-cell office:value-type="float" office:value="6.69" table:style-name="ce25">
            <text:p>6.7</text:p>
          </table:table-cell>
          <table:table-cell office:value-type="float" office:value="6.66" table:style-name="ce25">
            <text:p>6.7</text:p>
          </table:table-cell>
          <table:table-cell table:style-name="ce18"/>
          <table:table-cell table:number-columns-repeated="16363" table:style-name="ce3"/>
        </table:table-row>
        <table:table-row table:style-name="ro1">
          <table:table-cell office:value-type="string" table:style-name="ce29">
            <text:p><text:s text:c="3"/>All tests</text:p>
          </table:table-cell>
          <table:table-cell office:value-type="float" office:value="21.4" table:style-name="ce30">
            <text:p>21.4</text:p>
          </table:table-cell>
          <table:table-cell office:value-type="float" office:value="21.7" table:style-name="ce30">
            <text:p>21.7</text:p>
          </table:table-cell>
          <table:table-cell office:value-type="float" office:value="24.5" table:style-name="ce31">
            <text:p>24.5</text:p>
          </table:table-cell>
          <table:table-cell office:value-type="float" office:value="24.6" table:style-name="ce30">
            <text:p>24.6</text:p>
          </table:table-cell>
          <table:table-cell office:value-type="float" office:value="23.01" table:style-name="ce30">
            <text:p>23.0</text:p>
          </table:table-cell>
          <table:table-cell office:value-type="float" office:value="21.977" table:style-name="ce30">
            <text:p>22.0</text:p>
          </table:table-cell>
          <table:table-cell office:value-type="float" office:value="20.41" table:style-name="ce30">
            <text:p>20.4</text:p>
          </table:table-cell>
          <table:table-cell office:value-type="float" office:value="19.97" table:style-name="ce30">
            <text:p>20.0</text:p>
          </table:table-cell>
          <table:table-cell office:value-type="float" office:value="17.824999999999999" table:style-name="ce30">
            <text:p>17.8</text:p>
          </table:table-cell>
          <table:table-cell office:value-type="float" office:value="16.2" table:style-name="ce30">
            <text:p>16.2</text:p>
          </table:table-cell>
          <table:table-cell office:value-type="float" office:value="14.5" table:style-name="ce30">
            <text:p>14.5</text:p>
          </table:table-cell>
          <table:table-cell office:value-type="float" office:value="13.914999999999999" table:style-name="ce30">
            <text:p>13.9</text:p>
          </table:table-cell>
          <table:table-cell office:value-type="float" office:value="13.253885" table:style-name="ce30">
            <text:p>13.3</text:p>
          </table:table-cell>
          <table:table-cell office:value-type="float" office:value="11.935600000000001" table:style-name="ce30">
            <text:p>11.9</text:p>
          </table:table-cell>
          <table:table-cell office:value-type="float" office:value="11.7" table:style-name="ce30">
            <text:p>11.7</text:p>
          </table:table-cell>
          <table:table-cell office:value-type="float" office:value="10.609" table:style-name="ce30">
            <text:p>10.6</text:p>
          </table:table-cell>
          <table:table-cell office:value-type="float" office:value="9.5109999999999992" table:style-name="ce30">
            <text:p>9.5</text:p>
          </table:table-cell>
          <table:table-cell office:value-type="float" office:value="10.42" table:style-name="ce30">
            <text:p>10.4</text:p>
          </table:table-cell>
          <table:table-cell office:value-type="float" office:value="9.1999999999999993" table:style-name="ce30">
            <text:p>9.2</text:p>
          </table:table-cell>
          <table:table-cell table:style-name="ce2"/>
          <table:table-cell table:number-columns-repeated="16363" table:style-name="ce3"/>
        </table:table-row>
        <table:table-row table:style-name="ro6">
          <table:table-cell office:value-type="string" table:style-name="ce2">
            <text:p>1. Vehicles subject to plating and testing have to undergo a test when they are 1 year old and are tested annually thereafter; the term ‘first test’<text:s/></text:p>
          </table:table-cell>
          <table:table-cell table:number-columns-repeated="15" table:style-name="ce2"/>
          <table:table-cell table:number-columns-repeated="3" table:style-name="ce32"/>
          <table:table-cell office:value-type="string" table:style-name="ce32">
            <text:p>Source: DVSA</text:p>
          </table:table-cell>
          <table:table-cell table:style-name="ce2"/>
          <table:table-cell table:number-columns-repeated="16363" table:style-name="ce3"/>
        </table:table-row>
        <table:table-row table:style-name="ro7">
          <table:table-cell office:value-type="string" table:style-name="ce2">
            <text:p><text:s text:c="4"/>refers to the first test of a vehicle in a particular year. The figures quoted cover the 52 week period ending on the Friday which precedes the first<text:s text:c="2"/></text:p>
          </table:table-cell>
          <table:table-cell table:number-columns-repeated="15" table:style-name="ce2"/>
          <table:table-cell table:number-columns-repeated="3" table:style-name="ce33"/>
          <table:table-cell office:value-type="string" table:style-name="ce33">
            <text:p>Last updated: October 2018</text:p>
          </table:table-cell>
          <table:table-cell table:style-name="ce2"/>
          <table:table-cell table:number-columns-repeated="16363" table:style-name="ce3"/>
        </table:table-row>
        <table:table-row table:style-name="ro7">
          <table:table-cell office:value-type="string" table:style-name="ce2">
            <text:p><text:s text:c="4"/>Monday in April.</text:p>
          </table:table-cell>
          <table:table-cell table:number-columns-repeated="15" table:style-name="ce2"/>
          <table:table-cell table:number-columns-repeated="3" table:style-name="ce33"/>
          <table:table-cell office:value-type="string" table:style-name="ce33">
            <text:p>Next update: December 2019</text:p>
          </table:table-cell>
          <table:table-cell table:style-name="ce2"/>
          <table:table-cell table:number-columns-repeated="16363" table:style-name="ce3"/>
        </table:table-row>
        <table:table-row table:style-name="ro7">
          <table:table-cell office:value-type="string" table:style-name="ce34">
            <text:p>2. Due to revisions of testing policy, from 2001/02 onwards fewer defects are now allowed to be rectified at the testing station, resulting in a<text:s/></text:p>
          </table:table-cell>
          <table:table-cell table:style-name="ce34"/>
          <table:table-cell table:number-columns-repeated="2" table:style-name="ce35"/>
          <table:table-cell table:number-columns-repeated="5" table:style-name="ce34"/>
          <table:table-cell table:style-name="ce36"/>
          <table:table-cell table:style-name="ce37"/>
          <table:table-cell table:number-columns-repeated="2" table:style-name="ce38"/>
          <table:table-cell table:number-columns-repeated="3" table:style-name="ce2"/>
          <table:table-cell table:number-columns-repeated="3" table:style-name="ce39"/>
          <table:table-cell office:value-type="string" table:style-name="ce39">
            <text:p>Telephone: 01792 454296</text:p>
          </table:table-cell>
          <table:table-cell table:number-columns-repeated="16364" table:style-name="ce40"/>
        </table:table-row>
        <table:table-row table:style-name="ro7">
          <table:table-cell office:value-type="string" table:style-name="ce34">
            <text:p><text:s text:c="3"/>decrease in passes, an increase in failures and an increase in re-tests for the following few years.</text:p>
          </table:table-cell>
          <table:table-cell table:style-name="ce34"/>
          <table:table-cell table:number-columns-repeated="2" table:style-name="ce35"/>
          <table:table-cell table:number-columns-repeated="5" table:style-name="ce34"/>
          <table:table-cell table:number-columns-repeated="2" table:style-name="ce36"/>
          <table:table-cell table:number-columns-repeated="2" table:style-name="ce41"/>
          <table:table-cell table:number-columns-repeated="3" table:style-name="ce2"/>
          <table:table-cell table:number-columns-repeated="3" table:style-name="ce42"/>
          <table:table-cell office:value-type="string" table:style-name="ce42">
            <text:p><text:a xlink:href="mailto:vehicles.stats@dft.gsi.gov.uk">Email: vehicles.stats@dft.gov.uk</text:a></text:p>
          </table:table-cell>
          <table:table-cell table:number-columns-repeated="16364" table:style-name="ce40"/>
        </table:table-row>
        <table:table-row table:style-name="ro7">
          <table:table-cell table:number-columns-repeated="2" table:style-name="ce34"/>
          <table:table-cell table:number-columns-repeated="2" table:style-name="ce35"/>
          <table:table-cell table:number-columns-repeated="6" table:style-name="ce34"/>
          <table:table-cell table:style-name="ce37"/>
          <table:table-cell table:number-columns-repeated="2" table:style-name="ce38"/>
          <table:table-cell table:number-columns-repeated="3" table:style-name="ce2"/>
          <table:table-cell table:number-columns-repeated="3" table:style-name="ce33"/>
          <table:table-cell office:value-type="string" table:style-name="ce33">
            <text:p>This table is outside the scope of National Statistics</text:p>
          </table:table-cell>
          <table:table-cell table:style-name="ce2"/>
          <table:table-cell table:number-columns-repeated="16363" table:style-name="ce3"/>
        </table:table-row>
        <table:table-row table:style-name="ro8">
          <table:table-cell table:style-name="ce43"/>
          <table:table-cell table:style-name="ce44"/>
          <table:table-cell table:number-columns-repeated="2" table:style-name="ce45"/>
          <table:table-cell table:style-name="ce46"/>
          <table:table-cell table:number-columns-repeated="6" table:style-name="ce44"/>
          <table:table-cell table:number-columns-repeated="10" table:style-name="ce2"/>
          <table:table-cell table:number-columns-repeated="16363" table:style-name="ce3"/>
        </table:table-row>
        <table:table-row table:style-name="ro9">
          <table:table-cell table:style-name="ce2"/>
          <table:table-cell table:style-name="ce44"/>
          <table:table-cell table:number-columns-repeated="2" table:style-name="ce45"/>
          <table:table-cell table:style-name="ce46"/>
          <table:table-cell table:number-columns-repeated="6" table:style-name="ce44"/>
          <table:table-cell table:number-columns-repeated="2" table:style-name="ce2"/>
          <table:table-cell table:number-columns-repeated="3" table:style-name="ce32"/>
          <table:table-cell table:number-columns-repeated="5" table:style-name="ce2"/>
          <table:table-cell table:number-columns-repeated="16363" table:style-name="ce3"/>
        </table:table-row>
        <table:table-row table:style-name="ro9">
          <table:table-cell table:style-name="ce2"/>
          <table:table-cell table:style-name="ce44"/>
          <table:table-cell table:number-columns-repeated="2" table:style-name="ce45"/>
          <table:table-cell table:style-name="ce46"/>
          <table:table-cell table:number-columns-repeated="6" table:style-name="ce44"/>
          <table:table-cell table:number-columns-repeated="2" table:style-name="ce2"/>
          <table:table-cell table:number-columns-repeated="3" table:style-name="ce33"/>
          <table:table-cell table:number-columns-repeated="5" table:style-name="ce2"/>
          <table:table-cell table:number-columns-repeated="16363" table:style-name="ce3"/>
        </table:table-row>
        <table:table-row table:style-name="ro10">
          <table:table-cell table:number-columns-repeated="2" table:style-name="ce44"/>
          <table:table-cell table:number-columns-repeated="4" table:style-name="ce46"/>
          <table:table-cell table:number-columns-repeated="7" table:style-name="ce44"/>
          <table:table-cell table:number-columns-repeated="3" table:style-name="ce47"/>
          <table:table-cell table:number-columns-repeated="5" table:style-name="ce2"/>
          <table:table-cell table:number-columns-repeated="16363" table:style-name="ce3"/>
        </table:table-row>
        <table:table-row table:style-name="ro9">
          <table:table-cell table:style-name="ce2"/>
          <table:table-cell table:style-name="ce48"/>
          <table:table-cell table:number-columns-repeated="3" table:style-name="ce44"/>
          <table:table-cell table:style-name="ce49"/>
          <table:table-cell table:number-columns-repeated="7" table:style-name="ce44"/>
          <table:table-cell table:number-columns-repeated="8" table:style-name="ce2"/>
          <table:table-cell table:number-columns-repeated="16363" table:style-name="ce3"/>
        </table:table-row>
        <table:table-row table:number-rows-repeated="1048546" table:style-name="ro11">
          <table:table-cell table:number-columns-repeated="16384"/>
        </table:table-row>
        <table:named-expressions>
          <table:named-expression table:name="fendyear" table:expression="of:=[.#REF!]" table:base-cell-address="TSGB0911.$A$1"/>
          <table:named-expression table:name="Footnotes" table:expression="of:=[.#REF!]" table:base-cell-address="TSGB0911.$A$1"/>
          <table:named-expression table:name="fyear" table:expression="of:=[.#REF!]" table:base-cell-address="TSGB0911.$A$1"/>
          <table:named-range table:name="Print_Area" table:cell-range-address="TSGB0911.$A$4:TSGB0911.$T$26" table:base-cell-address="TSGB0911.$A$1"/>
          <table:named-expression table:name="TableTitle" table:expression="of:=[.#REF!]" table:base-cell-address="TSGB0911.$A$1"/>
        </table:named-expressions>
      </table:table>
      <table:table table:name="'file:///D:/2005Publications/RoRo%20Q2_2005/Bulletin205draft.xls'#CommentarySA" table:style-name="ta2">
        <table:table-source xlink:href="file:///D: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1a" table:style-name="ta2">
        <table:table-source xlink:href="file:///D:/2005Publications/RoRo%20Q2_2005/Bulletin205draft.xls" table:table-name="TABLE1a" table:mode="copy-results-only"/>
        <table:table-column/>
        <table:table-row table:number-rows-repeated="7">
          <table:table-cell table:number-columns-repeated="16384"/>
        </table:table-row>
        <table:table-row>
          <table:table-cell table:number-columns-repeated="4"/>
          <table:table-cell office:value-type="float" office:value="338.98700000000002"/>
          <table:table-cell table:number-columns-repeated="7"/>
          <table:table-cell office:value-type="float" office:value="583.88400000000001"/>
          <table:table-cell table:number-columns-repeated="16371"/>
        </table:table-row>
        <table:table-row>
          <table:table-cell table:number-columns-repeated="4"/>
          <table:table-cell office:value-type="float" office:value="360.2"/>
          <table:table-cell table:number-columns-repeated="7"/>
          <table:table-cell office:value-type="float" office:value="601.20000000000005"/>
          <table:table-cell table:number-columns-repeated="16371"/>
        </table:table-row>
        <table:table-row>
          <table:table-cell table:number-columns-repeated="4"/>
          <table:table-cell office:value-type="float" office:value="373.7"/>
          <table:table-cell table:number-columns-repeated="7"/>
          <table:table-cell office:value-type="float" office:value="629.29999999999995"/>
          <table:table-cell table:number-columns-repeated="16371"/>
        </table:table-row>
        <table:table-row>
          <table:table-cell table:number-columns-repeated="4"/>
          <table:table-cell office:value-type="float" office:value="398"/>
          <table:table-cell table:number-columns-repeated="7"/>
          <table:table-cell office:value-type="float" office:value="539.4"/>
          <table:table-cell table:number-columns-repeated="16371"/>
        </table:table-row>
        <table:table-row>
          <table:table-cell table:number-columns-repeated="4"/>
          <table:table-cell office:value-type="float" office:value="453.1"/>
          <table:table-cell table:number-columns-repeated="7"/>
          <table:table-cell office:value-type="float" office:value="701.6"/>
          <table:table-cell table:number-columns-repeated="16371"/>
        </table:table-row>
        <table:table-row>
          <table:table-cell table:number-columns-repeated="4"/>
          <table:table-cell office:value-type="float" office:value="486"/>
          <table:table-cell table:number-columns-repeated="7"/>
          <table:table-cell office:value-type="float" office:value="677.4"/>
          <table:table-cell table:number-columns-repeated="16371"/>
        </table:table-row>
        <table:table-row>
          <table:table-cell table:number-columns-repeated="4"/>
          <table:table-cell office:value-type="float" office:value="531.08299999999997"/>
          <table:table-cell table:number-columns-repeated="7"/>
          <table:table-cell office:value-type="float" office:value="626.40899999999999"/>
          <table:table-cell table:number-columns-repeated="16371"/>
        </table:table-row>
        <table:table-row table:number-rows-repeated="1048562">
          <table:table-cell table:number-columns-repeated="16371"/>
        </table:table-row>
      </table:table>
      <table:table table:name="'file:///D:/2005Publications/RoRo%20Q2_2005/Bulletin205draft.xls'#TABLE1b" table:style-name="ta2">
        <table:table-source xlink:href="file:///D: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" table:style-name="ta2">
        <table:table-source xlink:href="file:///D: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" table:style-name="ta2">
        <table:table-source xlink:href="file:///D: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3" table:style-name="ta2">
        <table:table-source xlink:href="file:///D: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3a" table:style-name="ta2">
        <table:table-source xlink:href="file:///D: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3b" table:style-name="ta2">
        <table:table-source xlink:href="file:///D: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4AL" table:style-name="ta2">
        <table:table-source xlink:href="file:///D: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D:/2005Publications/RoRo%20Q2_2005/Bulletin205draft.xls'#TABLE4a" table:style-name="ta2">
        <table:table-source xlink:href="file:///D: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4b" table:style-name="ta2">
        <table:table-source xlink:href="file:///D: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5" table:style-name="ta2">
        <table:table-source xlink:href="file:///D: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D:/2005Publications/RoRo%20Q2_2005/Bulletin205draft.xls'#Routes" table:style-name="ta2">
        <table:table-source xlink:href="file:///D: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" table:style-name="ta2">
        <table:table-source xlink:href="file:///D: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4" table:style-name="ta2">
        <table:table-source xlink:href="file:///D: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4" table:style-name="ta2">
        <table:table-source xlink:href="file:///D: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1" table:style-name="ta2">
        <table:table-source xlink:href="file:///D: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1" table:style-name="ta2">
        <table:table-source xlink:href="file:///D: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2" table:style-name="ta2">
        <table:table-source xlink:href="file:///D: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2" table:style-name="ta2">
        <table:table-source xlink:href="file:///D: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3" table:style-name="ta2">
        <table:table-source xlink:href="file:///D: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3" table:style-name="ta2">
        <table:table-source xlink:href="file:///D: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5" table:style-name="ta2">
        <table:table-source xlink:href="file:///D: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5" table:style-name="ta2">
        <table:table-source xlink:href="file:///D: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3" table:style-name="ta2">
        <table:table-source xlink:href="file:///D:/2008Publications/TSGB%202008/CHAPTER%208/web/80408%20final.xls" table:table-name="19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4" table:style-name="ta2">
        <table:table-source xlink:href="file:///D:/2008Publications/TSGB%202008/CHAPTER%208/web/80408%20final.xls" table:table-name="19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5" table:style-name="ta2">
        <table:table-source xlink:href="file:///D:/2008Publications/TSGB%202008/CHAPTER%208/web/80408%20final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6" table:style-name="ta2">
        <table:table-source xlink:href="file:///D:/2008Publications/TSGB%202008/CHAPTER%208/web/80408%20final.xls" table:table-name="19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7" table:style-name="ta2">
        <table:table-source xlink:href="file:///D:/2008Publications/TSGB%202008/CHAPTER%208/web/80408%20final.xls" table:table-name="19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8" table:style-name="ta2">
        <table:table-source xlink:href="file:///D:/2008Publications/TSGB%202008/CHAPTER%208/web/80408%20final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" table:style-name="ta2">
        <table:table-source xlink:href="file:///D:/2008Publications/TSGB%202008/CHAPTER%208/web/80408%20final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RAGB2000" table:style-name="ta2">
        <table:table-source xlink:href="file:///D:/2008Publications/TSGB%202008/CHAPTER%208/web/80408%20final.xls" table:table-name="RAGB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" table:style-name="ta2">
        <table:table-source xlink:href="file:///D:/2008Publications/TSGB%202008/CHAPTER%208/web/80408%20final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" table:style-name="ta2">
        <table:table-source xlink:href="file:///D:/2008Publications/TSGB%202008/CHAPTER%208/web/80408%20final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2" table:style-name="ta2">
        <table:table-source xlink:href="file:///D:/2008Publications/TSGB%202008/CHAPTER%208/web/80408%20final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chart(a)-1998" table:style-name="ta2">
        <table:table-source xlink:href="file:///D:/2008Publications/TSGB%202008/CHAPTER%208/web/80408%20final.xls" table:table-name="chart(a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chart(b)-1998" table:style-name="ta2">
        <table:table-source xlink:href="file:///D:/2008Publications/TSGB%202008/CHAPTER%208/web/80408%20final.xls" table:table-name="chart(b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4-16DATA" table:style-name="ta2">
        <table:table-source xlink:href="file:///D:/2008Publications/TSGB%202008/CHAPTER%208/web/80408%20final.xls" table:table-name="4-16DATA" table:mode="copy-results-only"/>
        <table:table-column/>
        <table:table-row table:number-rows-repeated="9">
          <table:table-cell table:number-columns-repeated="16384"/>
        </table:table-row>
        <table:table-row>
          <table:table-cell/>
          <table:table-cell office:value-type="string" office:string-value="0"/>
          <table:table-cell table:number-columns-repeated="16382"/>
        </table:table-row>
        <table:table-row table:number-rows-repeated="26">
          <table:table-cell table:number-columns-repeated="16384"/>
        </table:table-row>
        <table:table-row>
          <table:table-cell table:number-columns-repeated="22"/>
          <table:table-cell office:value-type="float" office:value="30.375"/>
          <table:table-cell office:value-type="float" office:value="10.827586206896552"/>
          <table:table-cell table:number-columns-repeated="16360"/>
        </table:table-row>
        <table:table-row>
          <table:table-cell table:number-columns-repeated="22"/>
          <table:table-cell office:value-type="float" office:value="21.625"/>
          <table:table-cell office:value-type="float" office:value="6.3678160919540234"/>
          <table:table-cell table:number-columns-repeated="16360"/>
        </table:table-row>
        <table:table-row>
          <table:table-cell table:number-columns-repeated="22"/>
          <table:table-cell office:value-type="float" office:value="19.71153846153846"/>
          <table:table-cell office:value-type="float" office:value="4.5747126436781613"/>
          <table:table-cell table:number-columns-repeated="16360"/>
        </table:table-row>
        <table:table-row>
          <table:table-cell table:number-columns-repeated="22"/>
          <table:table-cell office:value-type="float" office:value="7.9038461538461542"/>
          <table:table-cell office:value-type="float" office:value="3.0957854406130267"/>
          <table:table-cell table:number-columns-repeated="16360"/>
        </table:table-row>
        <table:table-row>
          <table:table-cell table:number-columns-repeated="22"/>
          <table:table-cell office:value-type="float" office:value="5.0480769230769234"/>
          <table:table-cell office:value-type="float" office:value="2.6896551724137931"/>
          <table:table-cell table:number-columns-repeated="16360"/>
        </table:table-row>
        <table:table-row>
          <table:table-cell table:number-columns-repeated="22"/>
          <table:table-cell office:value-type="float" office:value="5.4711538461538458"/>
          <table:table-cell office:value-type="float" office:value="5.0613026819923368"/>
          <table:table-cell table:number-columns-repeated="16360"/>
        </table:table-row>
        <table:table-row>
          <table:table-cell table:number-columns-repeated="22"/>
          <table:table-cell office:value-type="float" office:value="7.5769230769230766"/>
          <table:table-cell office:value-type="float" office:value="11.984674329501916"/>
          <table:table-cell table:number-columns-repeated="16360"/>
        </table:table-row>
        <table:table-row>
          <table:table-cell table:number-columns-repeated="22"/>
          <table:table-cell office:value-type="float" office:value="11.961538461538462"/>
          <table:table-cell office:value-type="float" office:value="37.712643678160923"/>
          <table:table-cell table:number-columns-repeated="16360"/>
        </table:table-row>
        <table:table-row>
          <table:table-cell table:number-columns-repeated="22"/>
          <table:table-cell office:value-type="float" office:value="18.692307692307693"/>
          <table:table-cell office:value-type="float" office:value="68.337164750957854"/>
          <table:table-cell table:number-columns-repeated="16360"/>
        </table:table-row>
        <table:table-row>
          <table:table-cell table:number-columns-repeated="22"/>
          <table:table-cell office:value-type="float" office:value="26.432692307692307"/>
          <table:table-cell office:value-type="float" office:value="42.896551724137929"/>
          <table:table-cell table:number-columns-repeated="16360"/>
        </table:table-row>
        <table:table-row>
          <table:table-cell table:number-columns-repeated="22"/>
          <table:table-cell office:value-type="float" office:value="38.105769230769234"/>
          <table:table-cell office:value-type="float" office:value="38.601532567049809"/>
          <table:table-cell table:number-columns-repeated="16360"/>
        </table:table-row>
        <table:table-row>
          <table:table-cell table:number-columns-repeated="22"/>
          <table:table-cell office:value-type="float" office:value="50.644230769230766"/>
          <table:table-cell office:value-type="float" office:value="43.52873563218391"/>
          <table:table-cell table:number-columns-repeated="16360"/>
        </table:table-row>
        <table:table-row>
          <table:table-cell table:number-columns-repeated="22"/>
          <table:table-cell office:value-type="float" office:value="56.08653846153846"/>
          <table:table-cell office:value-type="float" office:value="48.842911877394634"/>
          <table:table-cell table:number-columns-repeated="16360"/>
        </table:table-row>
        <table:table-row>
          <table:table-cell table:number-columns-repeated="22"/>
          <table:table-cell office:value-type="float" office:value="56.067307692307693"/>
          <table:table-cell office:value-type="float" office:value="47.689655172413794"/>
          <table:table-cell table:number-columns-repeated="16360"/>
        </table:table-row>
        <table:table-row>
          <table:table-cell table:number-columns-repeated="22"/>
          <table:table-cell office:value-type="float" office:value="57.634615384615387"/>
          <table:table-cell office:value-type="float" office:value="46.191570881226056"/>
          <table:table-cell table:number-columns-repeated="16360"/>
        </table:table-row>
        <table:table-row>
          <table:table-cell table:number-columns-repeated="22"/>
          <table:table-cell office:value-type="float" office:value="58.394230769230766"/>
          <table:table-cell office:value-type="float" office:value="61.697318007662837"/>
          <table:table-cell table:number-columns-repeated="16360"/>
        </table:table-row>
        <table:table-row>
          <table:table-cell table:number-columns-repeated="22"/>
          <table:table-cell office:value-type="float" office:value="57.57692307692308"/>
          <table:table-cell office:value-type="float" office:value="71.306513409961681"/>
          <table:table-cell table:number-columns-repeated="16360"/>
        </table:table-row>
        <table:table-row>
          <table:table-cell table:number-columns-repeated="22"/>
          <table:table-cell office:value-type="float" office:value="57.730769230769234"/>
          <table:table-cell office:value-type="float" office:value="77.94252873563218"/>
          <table:table-cell table:number-columns-repeated="16360"/>
        </table:table-row>
        <table:table-row>
          <table:table-cell table:number-columns-repeated="22"/>
          <table:table-cell office:value-type="float" office:value="48.192307692307693"/>
          <table:table-cell office:value-type="float" office:value="56.931034482758619"/>
          <table:table-cell table:number-columns-repeated="16360"/>
        </table:table-row>
        <table:table-row>
          <table:table-cell table:number-columns-repeated="22"/>
          <table:table-cell office:value-type="float" office:value="45.596153846153847"/>
          <table:table-cell office:value-type="float" office:value="49.486590038314176"/>
          <table:table-cell table:number-columns-repeated="16360"/>
        </table:table-row>
        <table:table-row>
          <table:table-cell table:number-columns-repeated="22"/>
          <table:table-cell office:value-type="float" office:value="39.78846153846154"/>
          <table:table-cell office:value-type="float" office:value="38.716475095785441"/>
          <table:table-cell table:number-columns-repeated="16360"/>
        </table:table-row>
        <table:table-row>
          <table:table-cell table:number-columns-repeated="22"/>
          <table:table-cell office:value-type="float" office:value="31.557692307692307"/>
          <table:table-cell office:value-type="float" office:value="33.540229885057471"/>
          <table:table-cell table:number-columns-repeated="16360"/>
        </table:table-row>
        <table:table-row>
          <table:table-cell table:number-columns-repeated="22"/>
          <table:table-cell office:value-type="float" office:value="28.73076923076923"/>
          <table:table-cell office:value-type="float" office:value="28.509578544061302"/>
          <table:table-cell table:number-columns-repeated="16360"/>
        </table:table-row>
        <table:table-row>
          <table:table-cell table:number-columns-repeated="22"/>
          <table:table-cell office:value-type="float" office:value="39.403846153846153"/>
          <table:table-cell office:value-type="float" office:value="29.195402298850574"/>
          <table:table-cell table:number-columns-repeated="16360"/>
        </table:table-row>
        <table:table-row table:number-rows-repeated="1048516">
          <table:table-cell table:number-columns-repeated="16360"/>
        </table:table-row>
      </table:table>
      <table:table table:name="'file:///D:/2008Publications/TSGB%202008/CHAPTER%208/web/80408%20final.xls'#TIS-INDEX" table:style-name="ta2">
        <table:table-source xlink:href="file:///D:/2008Publications/TSGB%202008/CHAPTER%208/web/80408%20final.xls" table:table-name="TIS-INDEX" table:mode="copy-results-only"/>
        <table:table-column/>
        <table:table-row table:number-rows-repeated="41">
          <table:table-cell table:number-columns-repeated="16384"/>
        </table:table-row>
        <table:table-row>
          <table:table-cell office:value-type="string" office:string-value="(b) weekends"/>
          <table:table-cell table:number-columns-repeated="16383"/>
        </table:table-row>
        <table:table-row table:number-rows-repeated="1048534">
          <table:table-cell table:number-columns-repeated="16383"/>
        </table:table-row>
      </table:table>
      <table:table table:name="'file:///D:/2008Publications/TSGB%202008/CHAPTER%208/web/80408%20final.xls'#1999_Chart" table:style-name="ta2">
        <table:table-source xlink:href="file:///D:/2008Publications/TSGB%202008/CHAPTER%208/web/80408%20final.xls" table:table-name="1999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" table:style-name="ta2">
        <table:table-source xlink:href="file:///D:/2008Publications/TSGB%202008/CHAPTER%208/web/80408%20final.xls" table:table-name="2000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" table:style-name="ta2">
        <table:table-source xlink:href="file:///D:/2008Publications/TSGB%202008/CHAPTER%208/web/80408%20final.xls" table:table-name="2001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" table:style-name="ta2">
        <table:table-source xlink:href="file:///D:/2008Publications/TSGB%202008/CHAPTER%208/web/80408%20final.xls" table:table-name="8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RAWDATA" table:style-name="ta2">
        <table:table-source xlink:href="file:///D:/2008Publications/TSGB%202008/CHAPTER%208/web/80408%20final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" table:style-name="ta2">
        <table:table-source xlink:href="file:///D:/2008Publications/TSGB%202008/CHAPTER%208/web/80408%20final.xls" table:table-name="Alternate_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Grapher" table:style-name="ta2">
        <table:table-source xlink:href="file:///D:/2008Publications/TSGB%202008/CHAPTER%208/web/80408%20final.xls" table:table-name="Graph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4" table:style-name="ta2">
        <table:table-source xlink:href="file:///D:/2008Publications/TSGB%202008/CHAPTER%208/web/80408%20final.xls" table:table-name="1999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4" table:style-name="ta2">
        <table:table-source xlink:href="file:///D:/2008Publications/TSGB%202008/CHAPTER%208/web/80408%20final.xls" table:table-name="2000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4" table:style-name="ta2">
        <table:table-source xlink:href="file:///D:/2008Publications/TSGB%202008/CHAPTER%208/web/80408%20final.xls" table:table-name="2001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4" table:style-name="ta2">
        <table:table-source xlink:href="file:///D:/2008Publications/TSGB%202008/CHAPTER%208/web/80408%20final.xls" table:table-name="8_4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4" table:style-name="ta2">
        <table:table-source xlink:href="file:///D:/2008Publications/TSGB%202008/CHAPTER%208/web/80408%20final.xls" table:table-name="Alternate_Publish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1" table:style-name="ta2">
        <table:table-source xlink:href="file:///D:/2008Publications/TSGB%202008/CHAPTER%208/web/80408%20final.xls" table:table-name="1999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1" table:style-name="ta2">
        <table:table-source xlink:href="file:///D:/2008Publications/TSGB%202008/CHAPTER%208/web/80408%20final.xls" table:table-name="2000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1" table:style-name="ta2">
        <table:table-source xlink:href="file:///D:/2008Publications/TSGB%202008/CHAPTER%208/web/80408%20final.xls" table:table-name="2001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1" table:style-name="ta2">
        <table:table-source xlink:href="file:///D:/2008Publications/TSGB%202008/CHAPTER%208/web/80408%20final.xls" table:table-name="8_4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1" table:style-name="ta2">
        <table:table-source xlink:href="file:///D:/2008Publications/TSGB%202008/CHAPTER%208/web/80408%20final.xls" table:table-name="Alternate_Publish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2" table:style-name="ta2">
        <table:table-source xlink:href="file:///D:/2008Publications/TSGB%202008/CHAPTER%208/web/80408%20final.xls" table:table-name="1999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2" table:style-name="ta2">
        <table:table-source xlink:href="file:///D:/2008Publications/TSGB%202008/CHAPTER%208/web/80408%20final.xls" table:table-name="2000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2" table:style-name="ta2">
        <table:table-source xlink:href="file:///D:/2008Publications/TSGB%202008/CHAPTER%208/web/80408%20final.xls" table:table-name="2001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2" table:style-name="ta2">
        <table:table-source xlink:href="file:///D:/2008Publications/TSGB%202008/CHAPTER%208/web/80408%20final.xls" table:table-name="8_4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2" table:style-name="ta2">
        <table:table-source xlink:href="file:///D:/2008Publications/TSGB%202008/CHAPTER%208/web/80408%20final.xls" table:table-name="Alternate_Publish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3" table:style-name="ta2">
        <table:table-source xlink:href="file:///D:/2008Publications/TSGB%202008/CHAPTER%208/web/80408%20final.xls" table:table-name="1999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3" table:style-name="ta2">
        <table:table-source xlink:href="file:///D:/2008Publications/TSGB%202008/CHAPTER%208/web/80408%20final.xls" table:table-name="2000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3" table:style-name="ta2">
        <table:table-source xlink:href="file:///D:/2008Publications/TSGB%202008/CHAPTER%208/web/80408%20final.xls" table:table-name="2001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3" table:style-name="ta2">
        <table:table-source xlink:href="file:///D:/2008Publications/TSGB%202008/CHAPTER%208/web/80408%20final.xls" table:table-name="8_4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3" table:style-name="ta2">
        <table:table-source xlink:href="file:///D:/2008Publications/TSGB%202008/CHAPTER%208/web/80408%20final.xls" table:table-name="Alternate_Publish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5" table:style-name="ta2">
        <table:table-source xlink:href="file:///D:/2008Publications/TSGB%202008/CHAPTER%208/web/80408%20final.xls" table:table-name="1999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5" table:style-name="ta2">
        <table:table-source xlink:href="file:///D:/2008Publications/TSGB%202008/CHAPTER%208/web/80408%20final.xls" table:table-name="2000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5" table:style-name="ta2">
        <table:table-source xlink:href="file:///D:/2008Publications/TSGB%202008/CHAPTER%208/web/80408%20final.xls" table:table-name="2001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5" table:style-name="ta2">
        <table:table-source xlink:href="file:///D:/2008Publications/TSGB%202008/CHAPTER%208/web/80408%20final.xls" table:table-name="8_4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5" table:style-name="ta2">
        <table:table-source xlink:href="file:///D:/2008Publications/TSGB%202008/CHAPTER%208/web/80408%20final.xls" table:table-name="Alternate_Publish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WINDATA/EXCEL/michel.xls'#T23" table:style-name="ta2">
        <table:table-source xlink:href="file:///D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D:/WINDATA/EXCEL/michel.xls'#T24" table:style-name="ta2">
        <table:table-source xlink:href="file:///D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D:/WINDATA/EXCEL/michel.xls'#Sheet1" table:style-name="ta2">
        <table:table-source xlink:href="file:///D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WINDATA/EXCEL/michel.xls'#Sheet2" table:style-name="ta2">
        <table:table-source xlink:href="file:///D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WINDATA/EXCEL/michel.xls'#Sheet3" table:style-name="ta2">
        <table:table-source xlink:href="file:///D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Allvls/Vls99/Allvls/VLS98/TERESA.XLS'#Teresa" table:style-name="ta2">
        <table:table-source xlink:href="file:///D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Allvls/Vls99/Allvls/VLS98/TERESA.XLS'#Sheet5" table:style-name="ta2">
        <table:table-source xlink:href="file:///D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table table:name="'file:///D:/IRHS/EXCEL/RORO/bulletins/2003/SA%20Changes/SA%20Changes%20to%20bulletin%20-%20draft.xls'#CommentarySA" table:style-name="ta2">
        <table:table-source xlink:href="file:///D: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1a" table:style-name="ta2">
        <table:table-source xlink:href="file:///D: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1b" table:style-name="ta2">
        <table:table-source xlink:href="file:///D: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2" table:style-name="ta2">
        <table:table-source xlink:href="file:///D: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3" table:style-name="ta2">
        <table:table-source xlink:href="file:///D: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3a" table:style-name="ta2">
        <table:table-source xlink:href="file:///D: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3b" table:style-name="ta2">
        <table:table-source xlink:href="file:///D: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4AL" table:style-name="ta2">
        <table:table-source xlink:href="file:///D: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4a" table:style-name="ta2">
        <table:table-source xlink:href="file:///D: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4b" table:style-name="ta2">
        <table:table-source xlink:href="file:///D: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5" table:style-name="ta2">
        <table:table-source xlink:href="file:///D: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3" table:style-name="ta2">
        <table:table-source xlink:href="file:///D:/2008Publications/TSGB%202008/CHAPTER%208/web/80407%20.xls" table:table-name="19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4" table:style-name="ta2">
        <table:table-source xlink:href="file:///D:/2008Publications/TSGB%202008/CHAPTER%208/web/80407%20.xls" table:table-name="19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5" table:style-name="ta2">
        <table:table-source xlink:href="file:///D:/2008Publications/TSGB%202008/CHAPTER%208/web/80407%20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6" table:style-name="ta2">
        <table:table-source xlink:href="file:///D:/2008Publications/TSGB%202008/CHAPTER%208/web/80407%20.xls" table:table-name="19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7" table:style-name="ta2">
        <table:table-source xlink:href="file:///D:/2008Publications/TSGB%202008/CHAPTER%208/web/80407%20.xls" table:table-name="19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8" table:style-name="ta2">
        <table:table-source xlink:href="file:///D:/2008Publications/TSGB%202008/CHAPTER%208/web/80407%20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" table:style-name="ta2">
        <table:table-source xlink:href="file:///D:/2008Publications/TSGB%202008/CHAPTER%208/web/80407%20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RAGB2000" table:style-name="ta2">
        <table:table-source xlink:href="file:///D:/2008Publications/TSGB%202008/CHAPTER%208/web/80407%20.xls" table:table-name="RAGB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" table:style-name="ta2">
        <table:table-source xlink:href="file:///D:/2008Publications/TSGB%202008/CHAPTER%208/web/80407%20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" table:style-name="ta2">
        <table:table-source xlink:href="file:///D:/2008Publications/TSGB%202008/CHAPTER%208/web/80407%20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2" table:style-name="ta2">
        <table:table-source xlink:href="file:///D:/2008Publications/TSGB%202008/CHAPTER%208/web/80407%20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chart(a)-1998" table:style-name="ta2">
        <table:table-source xlink:href="file:///D:/2008Publications/TSGB%202008/CHAPTER%208/web/80407%20.xls" table:table-name="chart(a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chart(b)-1998" table:style-name="ta2">
        <table:table-source xlink:href="file:///D:/2008Publications/TSGB%202008/CHAPTER%208/web/80407%20.xls" table:table-name="chart(b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4-16DATA" table:style-name="ta2">
        <table:table-source xlink:href="file:///D:/2008Publications/TSGB%202008/CHAPTER%208/web/80407%20.xls" table:table-name="4-16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TIS-INDEX" table:style-name="ta2">
        <table:table-source xlink:href="file:///D:/2008Publications/TSGB%202008/CHAPTER%208/web/80407%20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" table:style-name="ta2">
        <table:table-source xlink:href="file:///D:/2008Publications/TSGB%202008/CHAPTER%208/web/80407%20.xls" table:table-name="1999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" table:style-name="ta2">
        <table:table-source xlink:href="file:///D:/2008Publications/TSGB%202008/CHAPTER%208/web/80407%20.xls" table:table-name="2000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" table:style-name="ta2">
        <table:table-source xlink:href="file:///D:/2008Publications/TSGB%202008/CHAPTER%208/web/80407%20.xls" table:table-name="2001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" table:style-name="ta2">
        <table:table-source xlink:href="file:///D:/2008Publications/TSGB%202008/CHAPTER%208/web/80407%20.xls" table:table-name="Alternate_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RAWDATA" table:style-name="ta2">
        <table:table-source xlink:href="file:///D:/2008Publications/TSGB%202008/CHAPTER%208/web/80407%20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Grapher" table:style-name="ta2">
        <table:table-source xlink:href="file:///D:/2008Publications/TSGB%202008/CHAPTER%208/web/80407%20.xls" table:table-name="Graph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4" table:style-name="ta2">
        <table:table-source xlink:href="file:///D:/2008Publications/TSGB%202008/CHAPTER%208/web/80407%20.xls" table:table-name="1999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4" table:style-name="ta2">
        <table:table-source xlink:href="file:///D:/2008Publications/TSGB%202008/CHAPTER%208/web/80407%20.xls" table:table-name="2000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4" table:style-name="ta2">
        <table:table-source xlink:href="file:///D:/2008Publications/TSGB%202008/CHAPTER%208/web/80407%20.xls" table:table-name="2001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4" table:style-name="ta2">
        <table:table-source xlink:href="file:///D:/2008Publications/TSGB%202008/CHAPTER%208/web/80407%20.xls" table:table-name="Alternate_Publish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1" table:style-name="ta2">
        <table:table-source xlink:href="file:///D:/2008Publications/TSGB%202008/CHAPTER%208/web/80407%20.xls" table:table-name="1999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1" table:style-name="ta2">
        <table:table-source xlink:href="file:///D:/2008Publications/TSGB%202008/CHAPTER%208/web/80407%20.xls" table:table-name="2000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1" table:style-name="ta2">
        <table:table-source xlink:href="file:///D:/2008Publications/TSGB%202008/CHAPTER%208/web/80407%20.xls" table:table-name="2001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1" table:style-name="ta2">
        <table:table-source xlink:href="file:///D:/2008Publications/TSGB%202008/CHAPTER%208/web/80407%20.xls" table:table-name="Alternate_Publish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2" table:style-name="ta2">
        <table:table-source xlink:href="file:///D:/2008Publications/TSGB%202008/CHAPTER%208/web/80407%20.xls" table:table-name="1999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2" table:style-name="ta2">
        <table:table-source xlink:href="file:///D:/2008Publications/TSGB%202008/CHAPTER%208/web/80407%20.xls" table:table-name="2000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2" table:style-name="ta2">
        <table:table-source xlink:href="file:///D:/2008Publications/TSGB%202008/CHAPTER%208/web/80407%20.xls" table:table-name="2001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2" table:style-name="ta2">
        <table:table-source xlink:href="file:///D:/2008Publications/TSGB%202008/CHAPTER%208/web/80407%20.xls" table:table-name="Alternate_Publish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3" table:style-name="ta2">
        <table:table-source xlink:href="file:///D:/2008Publications/TSGB%202008/CHAPTER%208/web/80407%20.xls" table:table-name="1999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3" table:style-name="ta2">
        <table:table-source xlink:href="file:///D:/2008Publications/TSGB%202008/CHAPTER%208/web/80407%20.xls" table:table-name="2000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3" table:style-name="ta2">
        <table:table-source xlink:href="file:///D:/2008Publications/TSGB%202008/CHAPTER%208/web/80407%20.xls" table:table-name="2001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3" table:style-name="ta2">
        <table:table-source xlink:href="file:///D:/2008Publications/TSGB%202008/CHAPTER%208/web/80407%20.xls" table:table-name="Alternate_Publish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5" table:style-name="ta2">
        <table:table-source xlink:href="file:///D:/2008Publications/TSGB%202008/CHAPTER%208/web/80407%20.xls" table:table-name="1999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5" table:style-name="ta2">
        <table:table-source xlink:href="file:///D:/2008Publications/TSGB%202008/CHAPTER%208/web/80407%20.xls" table:table-name="2000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5" table:style-name="ta2">
        <table:table-source xlink:href="file:///D:/2008Publications/TSGB%202008/CHAPTER%208/web/80407%20.xls" table:table-name="2001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5" table:style-name="ta2">
        <table:table-source xlink:href="file:///D:/2008Publications/TSGB%202008/CHAPTER%208/web/80407%20.xls" table:table-name="Alternate_Publish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SGB1998/SECTION1/1-13-98.XLS'#TIS-INDEX" table:style-name="ta2">
        <table:table-source xlink:href="file:///D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/D:/temp/RTSGB%209.10.xls'#PUBLISH" table:style-name="ta2">
        <table:table-source xlink:href="file:///D:/temp/RTSGB%209.10.xls" table:table-name="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RAWDATA" table:style-name="ta2">
        <table:table-source xlink:href="file:///D:/temp/RTSGB%209.10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RAWDATAOLD" table:style-name="ta2">
        <table:table-source xlink:href="file:///D:/temp/RTSGB%209.10.xls" table:table-name="RAWDATAOL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TIS-INDEX" table:style-name="ta2">
        <table:table-source xlink:href="file:///D:/temp/RTSGB%209.10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Admin" table:style-name="ta2">
        <table:table-source xlink:href="file:///D:/temp/RTSGB%209.10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Selector" table:style-name="ta2">
        <table:table-source xlink:href="file:///D:/temp/RTSGB%209.10.xls" table:table-name="Selector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/D:/2005Publications/RoRo%20Q2_2005/Bulletin205draft.xls'#TABLE1a.$U$1:TABLE1a.$U$7" table:base-cell-address="TSGB0911.$A$1"/>
        <table:named-expression table:name="\a" table:expression="of:=[.#REF!]" table:base-cell-address="TSGB0911.$A$1"/>
        <table:named-expression table:name="\b" table:expression="of:=[.#REF!]" table:base-cell-address="TSGB0911.$A$1"/>
        <table:named-expression table:name="\c" table:expression="of:=[.#REF!]" table:base-cell-address="TSGB0911.$A$1"/>
        <table:named-expression table:name="\d" table:expression="of:=[.#REF!]" table:base-cell-address="TSGB0911.$A$1"/>
        <table:named-expression table:name="\DUTCH" table:expression="of:=[.#REF!]" table:base-cell-address="TSGB0911.$A$1"/>
        <table:named-expression table:name="\e" table:expression="of:=[.#REF!]" table:base-cell-address="TSGB0911.$A$1"/>
        <table:named-expression table:name="\f" table:expression="of:=[.#REF!]" table:base-cell-address="TSGB0911.$A$1"/>
        <table:named-expression table:name="\g" table:expression="of:=[.#REF!]" table:base-cell-address="TSGB0911.$A$1"/>
        <table:named-expression table:name="\i" table:expression="of:=[.#REF!]" table:base-cell-address="TSGB0911.$A$1"/>
        <table:named-expression table:name="\j" table:expression="of:=[.#REF!]" table:base-cell-address="TSGB0911.$A$1"/>
        <table:named-expression table:name="\k" table:expression="of:=[.#REF!]" table:base-cell-address="TSGB0911.$A$1"/>
        <table:named-expression table:name="\l" table:expression="of:=[.#REF!]" table:base-cell-address="TSGB0911.$A$1"/>
        <table:named-expression table:name="\n" table:expression="of:=[.#REF!]" table:base-cell-address="TSGB0911.$A$1"/>
        <table:named-expression table:name="\o" table:expression="of:=[.#REF!]" table:base-cell-address="TSGB0911.$A$1"/>
        <table:named-expression table:name="\ONE" table:expression="of:=[.#REF!]" table:base-cell-address="TSGB0911.$A$1"/>
        <table:named-range table:name="\p" table:cell-range-address="'file:///D:/2005Publications/RoRo%20Q2_2005/Bulletin205draft.xls'#TABLE1a.$P$1" table:base-cell-address="TSGB0911.$A$1"/>
        <table:named-expression table:name="\r" table:expression="of:=[.#REF!]" table:base-cell-address="TSGB0911.$A$1"/>
        <table:named-expression table:name="\s" table:expression="of:=[.#REF!]" table:base-cell-address="TSGB0911.$A$1"/>
        <table:named-expression table:name="\SWISS" table:expression="of:=[.#REF!]" table:base-cell-address="TSGB0911.$A$1"/>
        <table:named-expression table:name="\t" table:expression="of:=[.#REF!]" table:base-cell-address="TSGB0911.$A$1"/>
        <table:named-expression table:name="\TWO" table:expression="of:=[.#REF!]" table:base-cell-address="TSGB0911.$A$1"/>
        <table:named-expression table:name="\u" table:expression="of:=[.#REF!]" table:base-cell-address="TSGB0911.$A$1"/>
        <table:named-expression table:name="\v" table:expression="of:=[.#REF!]" table:base-cell-address="TSGB0911.$A$1"/>
        <table:named-expression table:name="\w" table:expression="of:=[.#REF!]" table:base-cell-address="TSGB0911.$A$1"/>
        <table:named-expression table:name="\x" table:expression="of:=[.#REF!]" table:base-cell-address="TSGB0911.$A$1"/>
        <table:named-expression table:name="\ZERO" table:expression="of:=[.#REF!]" table:base-cell-address="TSGB0911.$A$1"/>
        <table:named-expression table:name="_" table:expression="of:=[.#REF!]" table:base-cell-address="TSGB0911.$A$1"/>
        <table:named-expression table:name="_1.2__Average_distance_travelled_by_mode_of_travel__1975_76__1985_86_and_1993_95" table:expression="of:=[.#REF!]" table:base-cell-address="TSGB0911.$A$1"/>
        <table:named-expression table:name="_1981" table:expression="of:=[.#REF!]" table:base-cell-address="TSGB0911.$A$1"/>
        <table:named-range table:name="_1991" table:cell-range-address="'file:///D:/2008Publications/TSGB%202008/CHAPTER%208/web/80408%20final.xls'#4-16DATA.$W$37:4-16DATA.$X$60" table:base-cell-address="TSGB0911.$A$1"/>
        <table:named-expression table:name="_3238" table:expression="of:=#N/A" table:base-cell-address="TSGB0911.$A$1"/>
        <table:named-expression table:name="_8912MONTH" table:expression="of:=#N/A" table:base-cell-address="TSGB0911.$A$1"/>
        <table:named-expression table:name="_9012MONTH" table:expression="of:=#N/A" table:base-cell-address="TSGB0911.$A$1"/>
        <table:named-expression table:name="_90ACT" table:expression="of:=#N/A" table:base-cell-address="TSGB0911.$A$1"/>
        <table:named-expression table:name="_9112MONTH" table:expression="of:=#N/A" table:base-cell-address="TSGB0911.$A$1"/>
        <table:named-expression table:name="_91ACT" table:expression="of:=#N/A" table:base-cell-address="TSGB0911.$A$1"/>
        <table:named-expression table:name="_9212MONTH" table:expression="of:=#N/A" table:base-cell-address="TSGB0911.$A$1"/>
        <table:named-expression table:name="_92ACT" table:expression="of:=#N/A" table:base-cell-address="TSGB0911.$A$1"/>
        <table:named-expression table:name="_D__RETURN_" table:expression="of:=[.#REF!]" table:base-cell-address="TSGB0911.$A$1"/>
        <table:named-expression table:name="_EDIT__HOME__DE" table:expression="of:=[.#REF!]" table:base-cell-address="TSGB0911.$A$1"/>
        <table:named-expression table:name="_GETLABEL__ENTE" table:expression="of:=[.#REF!]" table:base-cell-address="TSGB0911.$A$1"/>
        <table:named-expression table:name="_GOTO_FRED_" table:expression="of:=[.#REF!]" table:base-cell-address="TSGB0911.$A$1"/>
        <table:named-expression table:name="_HCO1" table:expression="of:=[.#REF!]" table:base-cell-address="TSGB0911.$A$1"/>
        <table:named-expression table:name="_HCO2" table:expression="of:=[.#REF!]" table:base-cell-address="TSGB0911.$A$1"/>
        <table:named-expression table:name="_HCO3" table:expression="of:=[.#REF!]" table:base-cell-address="TSGB0911.$A$1"/>
        <table:named-expression table:name="_HCO4" table:expression="of:=[.#REF!]" table:base-cell-address="TSGB0911.$A$1"/>
        <table:named-expression table:name="_HCO5" table:expression="of:=[.#REF!]" table:base-cell-address="TSGB0911.$A$1"/>
        <table:named-expression table:name="_IF__CELLPOINTE" table:expression="of:=[.#REF!]" table:base-cell-address="TSGB0911.$A$1"/>
        <table:named-expression table:name="_IF__LENGTH____" table:expression="of:=[.#REF!]" table:base-cell-address="TSGB0911.$A$1"/>
        <table:named-expression table:name="_LET_CELLREF__C" table:expression="of:=[.#REF!]" table:base-cell-address="TSGB0911.$A$1"/>
        <table:named-expression table:name="_LET_NUMBROWS__" table:expression="of:=[.#REF!]" table:base-cell-address="TSGB0911.$A$1"/>
        <table:named-expression table:name="_LET_TRIMMED__T" table:expression="of:=[.#REF!]" table:base-cell-address="TSGB0911.$A$1"/>
        <table:named-expression table:name="_RNCFRED__CALC_" table:expression="of:=[.#REF!]" table:base-cell-address="TSGB0911.$A$1"/>
        <table:named-expression table:name="_RVTRIMMED__" table:expression="of:=[.#REF!]" table:base-cell-address="TSGB0911.$A$1"/>
        <table:named-expression table:name="_VCA4" table:expression="of:=[.#REF!]" table:base-cell-address="TSGB0911.$A$1"/>
        <table:named-expression table:name="_VCD2" table:expression="of:=[.#REF!]" table:base-cell-address="TSGB0911.$A$1"/>
        <table:named-expression table:name="_XA123" table:expression="of:=[.#REF!]" table:base-cell-address="TSGB0911.$A$1"/>
        <table:named-expression table:name="A3_" table:expression="of:=[.#REF!]" table:base-cell-address="TSGB0911.$A$1"/>
        <table:named-expression table:name="ACG5C" table:expression="of:=[.#REF!]" table:base-cell-address="TSGB0911.$A$1"/>
        <table:named-expression table:name="activeCell" table:expression="of:=[.#REF!]" table:base-cell-address="TSGB0911.$A$1"/>
        <table:named-expression table:name="Agricvehicles" table:expression="of:=[.#REF!]" table:base-cell-address="TSGB0911.$A$1"/>
        <table:named-expression table:name="Agrimachines" table:expression="of:=[.#REF!]" table:base-cell-address="TSGB0911.$A$1"/>
        <table:named-expression table:name="ALL" table:expression="of:=#N/A" table:base-cell-address="TSGB0911.$A$1"/>
        <table:named-range table:name="ANNBELGIUM" table:cell-range-address="'file:///D:/2005Publications/RoRo%20Q2_2005/Bulletin205draft.xls'#TABLE5.$D$5:TABLE5.$D$12" table:base-cell-address="TSGB0911.$A$1"/>
        <table:named-range table:name="ANNDVR" table:cell-range-address="'file:///D:/2005Publications/RoRo%20Q2_2005/Bulletin205draft.xls'#TABLE4AL.$D$6:TABLE4AL.$D$12" table:base-cell-address="TSGB0911.$A$1"/>
        <table:named-range table:name="ANNENG" table:cell-range-address="'file:///D:/2005Publications/RoRo%20Q2_2005/Bulletin205draft.xls'#TABLE4AL.$F$6:TABLE4AL.$F$12" table:base-cell-address="TSGB0911.$A$1"/>
        <table:named-range table:name="ANNFORIEGN" table:cell-range-address="'file:///D:/2005Publications/RoRo%20Q2_2005/Bulletin205draft.xls'#TABLE1a.$P$37" table:base-cell-address="TSGB0911.$A$1"/>
        <table:named-range table:name="ANNFRANCE" table:cell-range-address="'file:///D:/2005Publications/RoRo%20Q2_2005/Bulletin205draft.xls'#TABLE5.$B$5:TABLE5.$B$12" table:base-cell-address="TSGB0911.$A$1"/>
        <table:named-range table:name="ANNL" table:cell-range-address="'file:///D:/2005Publications/RoRo%20Q2_2005/Bulletin205draft.xls'#TABLE5.$F$5:TABLE5.$F$12" table:base-cell-address="TSGB0911.$A$1"/>
        <table:named-range table:name="ANNOTHER" table:cell-range-address="'file:///D:/2005Publications/RoRo%20Q2_2005/Bulletin205draft.xls'#TABLE5.$J$5:TABLE5.$J$12" table:base-cell-address="TSGB0911.$A$1"/>
        <table:named-range table:name="ANNSE" table:cell-range-address="'file:///D:/2005Publications/RoRo%20Q2_2005/Bulletin205draft.xls'#TABLE4AL.$B$6:TABLE4AL.$B$12" table:base-cell-address="TSGB0911.$A$1"/>
        <table:named-expression table:name="ANNUAL" table:expression="of:=[.#REF!]" table:base-cell-address="TSGB0911.$A$1"/>
        <table:named-range table:name="ANNUK" table:cell-range-address="'file:///D:/2005Publications/RoRo%20Q2_2005/Bulletin205draft.xls'#TABLE1a.$E$8:TABLE1a.$E$14" table:base-cell-address="TSGB0911.$A$1"/>
        <table:named-range table:name="ANNUT" table:cell-range-address="'file:///D:/2005Publications/RoRo%20Q2_2005/Bulletin205draft.xls'#TABLE1a.$M$8:TABLE1a.$M$14" table:base-cell-address="TSGB0911.$A$1"/>
        <table:named-expression table:name="ART33F" table:expression="of:=[.#REF!]" table:base-cell-address="TSGB0911.$A$1"/>
        <table:named-expression table:name="ART33G" table:expression="of:=[.#REF!]" table:base-cell-address="TSGB0911.$A$1"/>
        <table:named-expression table:name="ARTICF" table:expression="of:=[.#REF!]" table:base-cell-address="TSGB0911.$A$1"/>
        <table:named-expression table:name="ARTICG" table:expression="of:=[.#REF!]" table:base-cell-address="TSGB0911.$A$1"/>
        <table:named-expression table:name="AVON" table:expression="of:=[.#REF!]" table:base-cell-address="TSGB0911.$A$1"/>
        <table:named-expression table:name="B2.B11_" table:expression="of:=[.#REF!]" table:base-cell-address="TSGB0911.$A$1"/>
        <table:named-expression table:name="BARQTR" table:expression="of:=[.#REF!]" table:base-cell-address="TSGB0911.$A$1"/>
        <table:named-expression table:name="BEDS" table:expression="of:=[.#REF!]" table:base-cell-address="TSGB0911.$A$1"/>
        <table:named-expression table:name="BEER" table:expression="of:=[.#REF!]" table:base-cell-address="TSGB0911.$A$1"/>
        <table:named-expression table:name="BELGIUM" table:expression="of:=[.#REF!]" table:base-cell-address="TSGB0911.$A$1"/>
        <table:named-expression table:name="BERKS" table:expression="of:=[.#REF!]" table:base-cell-address="TSGB0911.$A$1"/>
        <table:named-expression table:name="BUCKS" table:expression="of:=[.#REF!]" table:base-cell-address="TSGB0911.$A$1"/>
        <table:named-expression table:name="BULL" table:expression="of:=#N/A" table:base-cell-address="TSGB0911.$A$1"/>
        <table:named-range table:name="CAMARA" table:cell-range-address="'file:///D:/2005Publications/RoRo%20Q2_2005/Bulletin205draft.xls'#TABLE1a.$P$4" table:base-cell-address="TSGB0911.$A$1"/>
        <table:named-expression table:name="CAMBS" table:expression="of:=[.#REF!]" table:base-cell-address="TSGB0911.$A$1"/>
        <table:named-expression table:name="CategoryTitle" table:expression="of:=[.#REF!]" table:base-cell-address="TSGB0911.$A$1"/>
        <table:named-expression table:name="CHECK1" table:expression="of:=#N/A" table:base-cell-address="TSGB0911.$A$1"/>
        <table:named-expression table:name="CHECK15" table:expression="of:=[.#REF!]" table:base-cell-address="TSGB0911.$A$1"/>
        <table:named-expression table:name="CHECK16" table:expression="of:=[.#REF!]" table:base-cell-address="TSGB0911.$A$1"/>
        <table:named-expression table:name="CHECK17" table:expression="of:=[.#REF!]" table:base-cell-address="TSGB0911.$A$1"/>
        <table:named-range table:name="CHECK19" table:cell-range-address="'file:///D:/WINDATA/EXCEL/michel.xls'#T23.$L$5:T23.$L$19" table:base-cell-address="TSGB0911.$A$1"/>
        <table:named-expression table:name="CHECK2" table:expression="of:=#N/A" table:base-cell-address="TSGB0911.$A$1"/>
        <table:named-range table:name="CHECK20" table:cell-range-address="'file:///D:/WINDATA/EXCEL/michel.xls'#T23.$O$34:T23.$IV$16384" table:base-cell-address="TSGB0911.$A$1"/>
        <table:named-expression table:name="CHESHIRE" table:expression="of:=[.#REF!]" table:base-cell-address="TSGB0911.$A$1"/>
        <table:named-expression table:name="CIDER" table:expression="of:=[.#REF!]" table:base-cell-address="TSGB0911.$A$1"/>
        <table:named-expression table:name="CLEVELAND" table:expression="of:=[.#REF!]" table:base-cell-address="TSGB0911.$A$1"/>
        <table:named-range table:name="CLONE" table:cell-range-address="'file:///D:/2005Publications/RoRo%20Q2_2005/Bulletin205draft.xls'#TABLE1a.$P$6" table:base-cell-address="TSGB0911.$A$1"/>
        <table:named-expression table:name="CLWYD" table:expression="of:=[.#REF!]" table:base-cell-address="TSGB0911.$A$1"/>
        <table:named-range table:name="column1" table:cell-range-address="'file:///D:/Allvls/Vls99/Allvls/VLS98/TERESA.XLS'#Sheet5.$Q$4:Sheet5.$Q$26" table:base-cell-address="TSGB0911.$A$1"/>
        <table:named-expression table:name="COO" table:expression="of:=[.#REF!]" table:base-cell-address="TSGB0911.$A$1"/>
        <table:named-expression table:name="CORNWALL" table:expression="of:=[.#REF!]" table:base-cell-address="TSGB0911.$A$1"/>
        <table:named-expression table:name="Crownvehicles" table:expression="of:=[.#REF!]" table:base-cell-address="TSGB0911.$A$1"/>
        <table:named-expression table:name="CUMBRIA" table:expression="of:=[.#REF!]" table:base-cell-address="TSGB0911.$A$1"/>
        <table:named-expression table:name="DATA1" table:expression="of:=#N/A" table:base-cell-address="TSGB0911.$A$1"/>
        <table:named-expression table:name="DATA2" table:expression="of:=#N/A" table:base-cell-address="TSGB0911.$A$1"/>
        <table:named-expression table:name="DATA3" table:expression="of:=#N/A" table:base-cell-address="TSGB0911.$A$1"/>
        <table:named-expression table:name="DATA4" table:expression="of:=[.#REF!]" table:base-cell-address="TSGB0911.$A$1"/>
        <table:named-expression table:name="DATE" table:expression="of:=#N/A" table:base-cell-address="TSGB0911.$A$1"/>
        <table:named-expression table:name="DEFLATOR" table:expression="of:=[.#REF!]" table:base-cell-address="TSGB0911.$A$1"/>
        <table:named-expression table:name="DERBYSHIRE" table:expression="of:=[.#REF!]" table:base-cell-address="TSGB0911.$A$1"/>
        <table:named-expression table:name="DEVON" table:expression="of:=[.#REF!]" table:base-cell-address="TSGB0911.$A$1"/>
        <table:named-expression table:name="dgdsfyh" table:expression="of:=[.#REF!]" table:base-cell-address="TSGB0911.$A$1"/>
        <table:named-expression table:name="DIFFER" table:expression="of:=[.#REF!]" table:base-cell-address="TSGB0911.$A$1"/>
        <table:named-expression table:name="Digging" table:expression="of:=[.#REF!]" table:base-cell-address="TSGB0911.$A$1"/>
        <table:named-expression table:name="Disabled" table:expression="of:=[.#REF!]" table:base-cell-address="TSGB0911.$A$1"/>
        <table:named-expression table:name="DK" table:expression="of:=[.#REF!]" table:base-cell-address="TSGB0911.$A$1"/>
        <table:named-expression table:name="DNK_D" table:expression="of:=[.#REF!]" table:base-cell-address="TSGB0911.$A$1"/>
        <table:named-expression table:name="DORSET" table:expression="of:=[.#REF!]" table:base-cell-address="TSGB0911.$A$1"/>
        <table:named-expression table:name="DOVER" table:expression="of:=#N/A" table:base-cell-address="TSGB0911.$A$1"/>
        <table:named-expression table:name="DURHAM" table:expression="of:=[.#REF!]" table:base-cell-address="TSGB0911.$A$1"/>
        <table:named-expression table:name="DYFED" table:expression="of:=[.#REF!]" table:base-cell-address="TSGB0911.$A$1"/>
        <table:named-expression table:name="E_SUSSEX" table:expression="of:=[.#REF!]" table:base-cell-address="TSGB0911.$A$1"/>
        <table:named-expression table:name="EIRE" table:expression="of:=[.#REF!]" table:base-cell-address="TSGB0911.$A$1"/>
        <table:named-expression table:name="Electric" table:expression="of:=[.#REF!]" table:base-cell-address="TSGB0911.$A$1"/>
        <table:named-expression table:name="ENGLISH" table:expression="of:=#N/A" table:base-cell-address="TSGB0911.$A$1"/>
        <table:named-expression table:name="ESSEX" table:expression="of:=[.#REF!]" table:base-cell-address="TSGB0911.$A$1"/>
        <table:named-expression table:name="exemptall" table:expression="of:=[.#REF!]" table:base-cell-address="TSGB0911.$A$1"/>
        <table:named-expression table:name="fbegyear" table:expression="of:=[.#REF!]" table:base-cell-address="TSGB0911.$A$1"/>
        <table:named-expression table:name="fendyear" table:expression="of:=['file:///D:/temp/RTSGB%209.10.xls'#RAWDATAOLD.#REF!]" table:base-cell-address="TSGB0911.$A$1"/>
        <table:named-expression table:name="FL" table:expression="of:=[.#REF!]" table:base-cell-address="TSGB0911.$A$1"/>
        <table:named-expression table:name="Footnotes" table:expression="of:=[.#REF!]" table:base-cell-address="TSGB0911.$A$1"/>
        <table:named-expression table:name="Footnotes1" table:expression="of:=[.#REF!]" table:base-cell-address="TSGB0911.$A$1"/>
        <table:named-range table:name="FOREIGN" table:cell-range-address="'file:///D:/2005Publications/RoRo%20Q2_2005/Bulletin205draft.xls'#TABLE1a.$P$38:TABLE1a.$P$52" table:base-cell-address="TSGB0911.$A$1"/>
        <table:named-expression table:name="FORM" table:expression="of:=#N/A" table:base-cell-address="TSGB0911.$A$1"/>
        <table:named-expression table:name="FRANCE" table:expression="of:=[.#REF!]" table:base-cell-address="TSGB0911.$A$1"/>
        <table:named-expression table:name="FRED" table:expression="of:=[.#REF!]" table:base-cell-address="TSGB0911.$A$1"/>
        <table:named-expression table:name="fyear" table:expression="of:=['file:///D:/temp/RTSGB%209.10.xls'#RAWDATAOLD.#REF!]" table:base-cell-address="TSGB0911.$A$1"/>
        <table:named-expression table:name="GDP" table:expression="of:=[.#REF!]" table:base-cell-address="TSGB0911.$A$1"/>
        <table:named-expression table:name="GERMANY" table:expression="of:=[.#REF!]" table:base-cell-address="TSGB0911.$A$1"/>
        <table:named-expression table:name="GLOS" table:expression="of:=[.#REF!]" table:base-cell-address="TSGB0911.$A$1"/>
        <table:named-expression table:name="goods" table:expression="of:=[.#REF!]" table:base-cell-address="TSGB0911.$A$1"/>
        <table:named-expression table:name="GraphData" table:expression="of:=['file:///D:/TSGB1998/SECTION1/1-13-98.XLS'#'TIS-INDEX'.$B$13:.$Q$44]~['file:///D:/TSGB1998/SECTION1/1-13-98.XLS'#'TIS-INDEX'.$E$9:.$R$9]" table:base-cell-address="TSGB0911.$A$1"/>
        <table:named-expression table:name="GraphTitle" table:expression="of:=[.#REF!]" table:base-cell-address="TSGB0911.$A$1"/>
        <table:named-expression table:name="Gritting" table:expression="of:=[.#REF!]" table:base-cell-address="TSGB0911.$A$1"/>
        <table:named-expression table:name="GTR_MAN" table:expression="of:=[.#REF!]" table:base-cell-address="TSGB0911.$A$1"/>
        <table:named-expression table:name="GWENT" table:expression="of:=[.#REF!]" table:base-cell-address="TSGB0911.$A$1"/>
        <table:named-expression table:name="GWYNEDD" table:expression="of:=[.#REF!]" table:base-cell-address="TSGB0911.$A$1"/>
        <table:named-expression table:name="HANTS" table:expression="of:=[.#REF!]" table:base-cell-address="TSGB0911.$A$1"/>
        <table:named-expression table:name="HEREFORD_W" table:expression="of:=[.#REF!]" table:base-cell-address="TSGB0911.$A$1"/>
        <table:named-expression table:name="HERTS" table:expression="of:=[.#REF!]" table:base-cell-address="TSGB0911.$A$1"/>
        <table:named-expression table:name="HUMBERSIDE" table:expression="of:=[.#REF!]" table:base-cell-address="TSGB0911.$A$1"/>
        <table:named-expression table:name="I_OF_WIGHT" table:expression="of:=[.#REF!]" table:base-cell-address="TSGB0911.$A$1"/>
        <table:named-expression table:name="IR" table:expression="of:=[.#REF!]" table:base-cell-address="TSGB0911.$A$1"/>
        <table:named-expression table:name="ITALY" table:expression="of:=[.#REF!]" table:base-cell-address="TSGB0911.$A$1"/>
        <table:named-expression table:name="J" table:expression="of:=[.#REF!]" table:base-cell-address="TSGB0911.$A$1"/>
        <table:named-expression table:name="KENT" table:expression="of:=[.#REF!]" table:base-cell-address="TSGB0911.$A$1"/>
        <table:named-expression table:name="LANCS" table:expression="of:=[.#REF!]" table:base-cell-address="TSGB0911.$A$1"/>
        <table:named-expression table:name="LEICS" table:expression="of:=[.#REF!]" table:base-cell-address="TSGB0911.$A$1"/>
        <table:named-expression table:name="LINCS" table:expression="of:=[.#REF!]" table:base-cell-address="TSGB0911.$A$1"/>
        <table:named-expression table:name="LONDON" table:expression="of:=[.#REF!]" table:base-cell-address="TSGB0911.$A$1"/>
        <table:named-expression table:name="Luton" table:expression="of:=[.#REF!]" table:base-cell-address="TSGB0911.$A$1"/>
        <table:named-expression table:name="M_GLAM" table:expression="of:=[.#REF!]" table:base-cell-address="TSGB0911.$A$1"/>
        <table:named-expression table:name="MACRO_STOPLABS" table:expression="of:=[.#REF!]" table:base-cell-address="TSGB0911.$A$1"/>
        <table:named-expression table:name="MACRO_SUBROUTIN" table:expression="of:=[.#REF!]" table:base-cell-address="TSGB0911.$A$1"/>
        <table:named-expression table:name="MANO" table:expression="of:=[.#REF!]" table:base-cell-address="TSGB0911.$A$1"/>
        <table:named-expression table:name="MERSEYSIDE" table:expression="of:=[.#REF!]" table:base-cell-address="TSGB0911.$A$1"/>
        <table:named-expression table:name="MON_FRI" table:expression="of:=['file:///D:/2008Publications/TSGB%202008/CHAPTER%208/web/80407%20.xls'#'4-16DATA'.#REF!]" table:base-cell-address="TSGB0911.$A$1"/>
        <table:named-expression table:name="MONTH" table:expression="of:=#N/A" table:base-cell-address="TSGB0911.$A$1"/>
        <table:named-expression table:name="Mowing" table:expression="of:=[.#REF!]" table:base-cell-address="TSGB0911.$A$1"/>
        <table:named-expression table:name="MP" table:expression="of:=[.#REF!]" table:base-cell-address="TSGB0911.$A$1"/>
        <table:named-expression table:name="N_YORKS" table:expression="of:=[.#REF!]" table:base-cell-address="TSGB0911.$A$1"/>
        <table:named-expression table:name="NLS" table:expression="of:=[.#REF!]" table:base-cell-address="TSGB0911.$A$1"/>
        <table:named-expression table:name="NONEC" table:expression="of:=[.#REF!]" table:base-cell-address="TSGB0911.$A$1"/>
        <table:named-expression table:name="NORFOLK" table:expression="of:=[.#REF!]" table:base-cell-address="TSGB0911.$A$1"/>
        <table:named-expression table:name="NORTHANTS" table:expression="of:=[.#REF!]" table:base-cell-address="TSGB0911.$A$1"/>
        <table:named-expression table:name="NORTHSEA" table:expression="of:=#N/A" table:base-cell-address="TSGB0911.$A$1"/>
        <table:named-expression table:name="NORTHUMBERLAND" table:expression="of:=[.#REF!]" table:base-cell-address="TSGB0911.$A$1"/>
        <table:named-expression table:name="NOTTS" table:expression="of:=[.#REF!]" table:base-cell-address="TSGB0911.$A$1"/>
        <table:named-expression table:name="OldData" table:expression="of:=[.#REF!]" table:base-cell-address="TSGB0911.$A$1"/>
        <table:named-expression table:name="OTHER" table:expression="of:=#N/A" table:base-cell-address="TSGB0911.$A$1"/>
        <table:named-expression table:name="OTHEREC" table:expression="of:=[.#REF!]" table:base-cell-address="TSGB0911.$A$1"/>
        <table:named-expression table:name="OtherExempt" table:expression="of:=[.#REF!]" table:base-cell-address="TSGB0911.$A$1"/>
        <table:named-expression table:name="Over25yrs" table:expression="of:=[.#REF!]" table:base-cell-address="TSGB0911.$A$1"/>
        <table:named-expression table:name="OXON" table:expression="of:=[.#REF!]" table:base-cell-address="TSGB0911.$A$1"/>
        <table:named-expression table:name="PAGE1" table:expression="of:=#N/A" table:base-cell-address="TSGB0911.$A$1"/>
        <table:named-expression table:name="PAGE2" table:expression="of:=#N/A" table:base-cell-address="TSGB0911.$A$1"/>
        <table:named-expression table:name="Peterborough" table:expression="of:=[.#REF!]" table:base-cell-address="TSGB0911.$A$1"/>
        <table:named-expression table:name="PIE" table:expression="of:=[.#REF!]" table:base-cell-address="TSGB0911.$A$1"/>
        <table:named-expression table:name="Pop99a" table:expression="of:=[.#REF!]" table:base-cell-address="TSGB0911.$A$1"/>
        <table:named-expression table:name="POWYS" table:expression="of:=[.#REF!]" table:base-cell-address="TSGB0911.$A$1"/>
        <table:named-expression table:name="Print_Area" table:expression="of:=[.#REF!]" table:base-cell-address="TSGB0911.$A$1"/>
        <table:named-expression table:name="Print_Area_MI" table:expression="of:=[.#REF!]" table:base-cell-address="TSGB0911.$A$1"/>
        <table:named-expression table:name="PUBLISH_Print_Area" table:expression="of:=[.#REF!]" table:base-cell-address="TSGB0911.$A$1"/>
        <table:named-expression table:name="PUBLISH1998_Print_Area" table:expression="of:=[.#REF!]" table:base-cell-address="TSGB0911.$A$1"/>
        <table:named-expression table:name="qryNonEUBreakdown" table:expression="of:=[.#REF!]" table:base-cell-address="TSGB0911.$A$1"/>
        <table:named-expression table:name="QUARTER" table:expression="of:=[.#REF!]" table:base-cell-address="TSGB0911.$A$1"/>
        <table:named-expression table:name="RANGE_CELLREF" table:expression="of:=[.#REF!]" table:base-cell-address="TSGB0911.$A$1"/>
        <table:named-expression table:name="RANGE_NUMBROWS" table:expression="of:=[.#REF!]" table:base-cell-address="TSGB0911.$A$1"/>
        <table:named-expression table:name="RANGE_REP_NUM" table:expression="of:=[.#REF!]" table:base-cell-address="TSGB0911.$A$1"/>
        <table:named-expression table:name="RANGE_TRIMMED" table:expression="of:=[.#REF!]" table:base-cell-address="TSGB0911.$A$1"/>
        <table:named-expression table:name="RIGIDF" table:expression="of:=[.#REF!]" table:base-cell-address="TSGB0911.$A$1"/>
        <table:named-expression table:name="RIGIDG" table:expression="of:=[.#REF!]" table:base-cell-address="TSGB0911.$A$1"/>
        <table:named-expression table:name="S_GLAM" table:expression="of:=[.#REF!]" table:base-cell-address="TSGB0911.$A$1"/>
        <table:named-expression table:name="S_YORKS" table:expression="of:=[.#REF!]" table:base-cell-address="TSGB0911.$A$1"/>
        <table:named-expression table:name="SAT_SUN" table:expression="of:=['file:///D:/2008Publications/TSGB%202008/CHAPTER%208/web/80407%20.xls'#'4-16DATA'.#REF!]" table:base-cell-address="TSGB0911.$A$1"/>
        <table:named-expression table:name="SEADJUSTED" table:expression="of:=#N/A" table:base-cell-address="TSGB0911.$A$1"/>
        <table:named-expression table:name="SHROPS" table:expression="of:=[.#REF!]" table:base-cell-address="TSGB0911.$A$1"/>
        <table:named-expression table:name="Snow" table:expression="of:=[.#REF!]" table:base-cell-address="TSGB0911.$A$1"/>
        <table:named-expression table:name="SOMERSET" table:expression="of:=[.#REF!]" table:base-cell-address="TSGB0911.$A$1"/>
        <table:named-expression table:name="SouthendOnSea" table:expression="of:=[.#REF!]" table:base-cell-address="TSGB0911.$A$1"/>
        <table:named-expression table:name="SPAIN" table:expression="of:=[.#REF!]" table:base-cell-address="TSGB0911.$A$1"/>
        <table:named-expression table:name="SPIRITS" table:expression="of:=[.#REF!]" table:base-cell-address="TSGB0911.$A$1"/>
        <table:named-expression table:name="STAFFS" table:expression="of:=[.#REF!]" table:base-cell-address="TSGB0911.$A$1"/>
        <table:named-expression table:name="Steam" table:expression="of:=[.#REF!]" table:base-cell-address="TSGB0911.$A$1"/>
        <table:named-expression table:name="SUFFOLK" table:expression="of:=[.#REF!]" table:base-cell-address="TSGB0911.$A$1"/>
        <table:named-expression table:name="SURREY" table:expression="of:=[.#REF!]" table:base-cell-address="TSGB0911.$A$1"/>
        <table:named-range table:name="tab" table:cell-range-address="'file:///D:/IRHS/EXCEL/RORO/bulletins/2003/SA%20Changes/SA%20Changes%20to%20bulletin%20-%20draft.xls'#TABLE1a.$U$3" table:base-cell-address="TSGB0911.$A$1"/>
        <table:named-expression table:name="TAB4ALL" table:expression="of:=#N/A" table:base-cell-address="TSGB0911.$A$1"/>
        <table:named-expression table:name="TAB4PV" table:expression="of:=#N/A" table:base-cell-address="TSGB0911.$A$1"/>
        <table:named-expression table:name="TAB4UT" table:expression="of:=#N/A" table:base-cell-address="TSGB0911.$A$1"/>
        <table:named-expression table:name="TABLE" table:expression="of:=#N/A" table:base-cell-address="TSGB0911.$A$1"/>
        <table:named-expression table:name="TABLE1" table:expression="of:=[.#REF!]" table:base-cell-address="TSGB0911.$A$1"/>
        <table:named-expression table:name="TABLE16" table:expression="of:=[.#REF!]" table:base-cell-address="TSGB0911.$A$1"/>
        <table:named-expression table:name="TABLE17" table:expression="of:=[.#REF!]" table:base-cell-address="TSGB0911.$A$1"/>
        <table:named-expression table:name="TABLE18" table:expression="of:=[.#REF!]" table:base-cell-address="TSGB0911.$A$1"/>
        <table:named-expression table:name="TABLE19" table:expression="of:=[.#REF!]" table:base-cell-address="TSGB0911.$A$1"/>
        <table:named-expression table:name="TABLE2" table:expression="of:=#N/A" table:base-cell-address="TSGB0911.$A$1"/>
        <table:named-range table:name="TABLE21" table:cell-range-address="'file:///D:/WINDATA/EXCEL/michel.xls'#T23.$A$1:T23.$IV$65536" table:base-cell-address="TSGB0911.$A$1"/>
        <table:named-range table:name="TABLE22" table:cell-range-address="'file:///D:/WINDATA/EXCEL/michel.xls'#T23.$IJ$8191" table:base-cell-address="TSGB0911.$A$1"/>
        <table:named-range table:name="TABLE24" table:cell-range-address="'file:///D:/WINDATA/EXCEL/michel.xls'#T24.$B$1:T24.$IL$8141" table:base-cell-address="TSGB0911.$A$1"/>
        <table:named-expression table:name="TABLE2A" table:expression="of:=#N/A" table:base-cell-address="TSGB0911.$A$1"/>
        <table:named-expression table:name="TABLE2B" table:expression="of:=#N/A" table:base-cell-address="TSGB0911.$A$1"/>
        <table:named-expression table:name="TABLEH1" table:expression="of:=[.#REF!]" table:base-cell-address="TSGB0911.$A$1"/>
        <table:named-expression table:name="TABLEH2" table:expression="of:=[.#REF!]" table:base-cell-address="TSGB0911.$A$1"/>
        <table:named-expression table:name="TABLEI2" table:expression="of:=[.#REF!]" table:base-cell-address="TSGB0911.$A$1"/>
        <table:named-expression table:name="TABLEJ" table:expression="of:=[.#REF!]" table:base-cell-address="TSGB0911.$A$1"/>
        <table:named-expression table:name="TableTitle" table:expression="of:=[.#REF!]" table:base-cell-address="TSGB0911.$A$1"/>
        <table:named-expression table:name="TableTitle1" table:expression="of:=[.#REF!]" table:base-cell-address="TSGB0911.$A$1"/>
        <table:named-expression table:name="testing" table:expression="of:=[.#REF!]" table:base-cell-address="TSGB0911.$A$1"/>
        <table:named-expression table:name="Thurrock" table:expression="of:=[.#REF!]" table:base-cell-address="TSGB0911.$A$1"/>
        <table:named-expression table:name="TKM" table:expression="of:=[.#REF!]" table:base-cell-address="TSGB0911.$A$1"/>
        <table:named-expression table:name="TLOO" table:expression="of:=[.#REF!]" table:base-cell-address="TSGB0911.$A$1"/>
        <table:named-expression table:name="TLPH" table:expression="of:=[.#REF!]" table:base-cell-address="TSGB0911.$A$1"/>
        <table:named-expression table:name="TMOO" table:expression="of:=[.#REF!]" table:base-cell-address="TSGB0911.$A$1"/>
        <table:named-expression table:name="TMPH" table:expression="of:=[.#REF!]" table:base-cell-address="TSGB0911.$A$1"/>
        <table:named-expression table:name="TONNE" table:expression="of:=[.#REF!]" table:base-cell-address="TSGB0911.$A$1"/>
        <table:named-expression table:name="TYNE_WEAR" table:expression="of:=[.#REF!]" table:base-cell-address="TSGB0911.$A$1"/>
        <table:named-expression table:name="UK" table:expression="of:=#N/A" table:base-cell-address="TSGB0911.$A$1"/>
        <table:named-expression table:name="UT" table:expression="of:=#N/A" table:base-cell-address="TSGB0911.$A$1"/>
        <table:named-expression table:name="ValueTitle" table:expression="of:=[.#REF!]" table:base-cell-address="TSGB0911.$A$1"/>
        <table:named-expression table:name="VATA3" table:expression="of:=[.#REF!]" table:base-cell-address="TSGB0911.$A$1"/>
        <table:named-expression table:name="VATA4" table:expression="of:=[.#REF!]" table:base-cell-address="TSGB0911.$A$1"/>
        <table:named-expression table:name="VATC1" table:expression="of:=[.#REF!]" table:base-cell-address="TSGB0911.$A$1"/>
        <table:named-expression table:name="VATC3" table:expression="of:=[.#REF!]" table:base-cell-address="TSGB0911.$A$1"/>
        <table:named-expression table:name="VATC4" table:expression="of:=[.#REF!]" table:base-cell-address="TSGB0911.$A$1"/>
        <table:named-expression table:name="VATC5" table:expression="of:=[.#REF!]" table:base-cell-address="TSGB0911.$A$1"/>
        <table:named-expression table:name="VATC6" table:expression="of:=[.#REF!]" table:base-cell-address="TSGB0911.$A$1"/>
        <table:named-expression table:name="VATC7" table:expression="of:=[.#REF!]" table:base-cell-address="TSGB0911.$A$1"/>
        <table:named-expression table:name="VATC7A" table:expression="of:=[.#REF!]" table:base-cell-address="TSGB0911.$A$1"/>
        <table:named-expression table:name="VATC8" table:expression="of:=[.#REF!]" table:base-cell-address="TSGB0911.$A$1"/>
        <table:named-expression table:name="VCD4A" table:expression="of:=[.#REF!]" table:base-cell-address="TSGB0911.$A$1"/>
        <table:named-expression table:name="VKM" table:expression="of:=[.#REF!]" table:base-cell-address="TSGB0911.$A$1"/>
        <table:named-expression table:name="W_GLAM" table:expression="of:=[.#REF!]" table:base-cell-address="TSGB0911.$A$1"/>
        <table:named-expression table:name="W_MIDS" table:expression="of:=[.#REF!]" table:base-cell-address="TSGB0911.$A$1"/>
        <table:named-expression table:name="W_SUSSEX" table:expression="of:=[.#REF!]" table:base-cell-address="TSGB0911.$A$1"/>
        <table:named-expression table:name="W_YORKS" table:expression="of:=[.#REF!]" table:base-cell-address="TSGB0911.$A$1"/>
        <table:named-expression table:name="WARWICKS" table:expression="of:=[.#REF!]" table:base-cell-address="TSGB0911.$A$1"/>
        <table:named-range table:name="Weekends" table:cell-range-address="'file:///D:/2008Publications/TSGB%202008/CHAPTER%208/web/80408%20final.xls'#TIS-INDEX.$A$42" table:base-cell-address="TSGB0911.$A$1"/>
        <table:named-expression table:name="WILTS" table:expression="of:=[.#REF!]" table:base-cell-address="TSGB0911.$A$1"/>
        <table:named-expression table:name="WINE" table:expression="of:=[.#REF!]" table:base-cell-address="TSGB0911.$A$1"/>
        <table:named-expression table:name="WINE1" table:expression="of:=[.#REF!]" table:base-cell-address="TSGB0911.$A$1"/>
        <table:named-expression table:name="XAQTS" table:expression="of:=[.#REF!]" table:base-cell-address="TSGB0911.$A$1"/>
        <table:named-expression table:name="XATOP" table:expression="of:=#N/A" table:base-cell-address="TSGB0911.$A$1"/>
        <table:named-expression table:name="XATSGB" table:expression="of:=#N/A" table:base-cell-address="TSGB0911.$A$1"/>
        <table:named-expression table:name="YEARG" table:expression="of:=[.#REF!]" table:base-cell-address="TSGB0911.$A$1"/>
        <table:named-expression table:name="YEARS" table:expression="of:=[.#REF!]" table:base-cell-address="TSGB0911.$A$1"/>
        <table:named-expression table:name="YEARSF" table:expression="of:=[.#REF!]" table:base-cell-address="TSGB091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Times New Roman" svg:font-family="&quot;Times New Roman&quot;"/>
    <style:font-face style:name="Wingdings" svg:font-family="Wingdings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number-style style:name="N36">
      <number:number number:decimal-places="1" number:min-integer-digits="1"/>
    </number:number-style>
    <number:number-style style:name="N37">
      <number:number number:decimal-places="1" number:min-integer-digits="1"/>
      <number:text> </number:text>
    </number:number-style>
    <number:number-style style:name="N38P0">
      <number:number number:decimal-places="0" number:min-integer-digits="1" number:grouping="true"/>
    </number:number-style>
    <number:number-style style:name="N38P1">
      <number:text>-</number:text>
      <number:number number:decimal-places="0" number:min-integer-digits="1" number:grouping="true"/>
    </number:number-style>
    <number:text-style style:name="N38">
      <number:text>-</number:text>
      <style:map style:condition="value()&gt;0.5" style:apply-style-name="N38P0"/>
      <style:map style:condition="value()&lt;-0.5" style:apply-style-name="N38P1"/>
    </number:text-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0307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2101" style:family="table-cell" style:data-style-name="N0">
      <style:table-cell-properties style:vertical-align="automatic" fo:background-color="transparent"/>
    </style:style>
    <style:style style:name="Normal_9-05-98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90908_32_updated" style:display-name="Normal_909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91108_32_updated" style:display-name="Normal_91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91208_32_updated" style:display-name="Normal_912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91308_32_updated" style:display-name="Normal_913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ublication_style" style:family="table-cell" style:data-style-name="N38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tyle_32_1" style:display-name="Style 1" style:family="table-cell" style:data-style-name="N0">
      <style:table-cell-properties style:vertical-align="top" fo:background-color="transparent"/>
    </style:style>
    <style:style style:name="Title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74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yl Lloyd</meta:initial-creator>
    <dc:creator>Shawn Weekes</dc:creator>
    <meta:creation-date>2011-11-08T12:37:46Z</meta:creation-date>
    <dc:date>2018-12-04T15:39:12Z</dc:date>
    <meta:print-date>2018-12-04T15:39:05Z</meta:print-date>
    <meta:user-defined meta:name="_NewReviewCycle"/>
  </office:meta>
</office:document-meta>
</file>